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8.6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6.301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5.156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7.391cm"/>
    </style:style>
    <style:style style:name="co13" style:family="table-column">
      <style:table-column-properties fo:break-before="auto" style:column-width="5.537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9.236cm"/>
    </style:style>
    <style:style style:name="co16" style:family="table-column">
      <style:table-column-properties fo:break-before="auto" style:column-width="7.063cm"/>
    </style:style>
    <style:style style:name="co17" style:family="table-column">
      <style:table-column-properties fo:break-before="auto" style:column-width="29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GSUA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to modify AGS install&quot;" calcext:value-type="string">
            <text:p>Echo "Creating script to modify AGS install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T:CopyCommands1" calcext:value-type="string">
            <text:p>Echo "Failat 21" 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FinalCommands2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T:FinalCommands2" calcext:value-type="string">
            <text:p>Echo "Failat 21" &gt; T:Final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T:CopyCommands1" calcext:value-type="string">
            <text:p>Echo "Echo *"Running Part 1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T:CopyCommands2" calcext:value-type="string">
            <text:p>Echo "Echo *"Running Part 3*"" &gt; T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T:CopyCommands3" calcext:value-type="string">
            <text:p>Echo "Echo *"Running Part 4*"" &gt; T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T:FinalCommands2" calcext:value-type="string">
            <text:p>Echo "Echo *"Running Part 5*"" &gt;&gt; T:Final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T:CopyCommandstoFilter" calcext:value-type="string">
            <text:p>Echo "Echo *"Running Part 2*"" &gt; T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T:CopyCommands1" calcext:value-type="string">
            <text:p>Echo "Makedir *"AGS:Menu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T:CopyCommands1" calcext:value-type="string">
            <text:p>Echo "Makedir *"AGS:ProgramText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T:CopyCommands1" calcext:value-type="string">
            <text:p>Echo "Makedir *"AGS:ScreenShots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T:CopyCommands1" calcext:value-type="string">
            <text:p>Echo "Makedir *"AGS:ProgramText/0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T:CopyCommands1" calcext:value-type="string">
            <text:p>Echo "Makedir *"AGS:ProgramText/1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T:CopyCommands1" calcext:value-type="string">
            <text:p>Echo "Makedir *"AGS:ProgramText/2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T:CopyCommands1" calcext:value-type="string">
            <text:p>Echo "Makedir *"AGS:ProgramText/3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T:CopyCommands1" calcext:value-type="string">
            <text:p>Echo "Makedir *"AGS:ProgramText/4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T:CopyCommands1" calcext:value-type="string">
            <text:p>Echo "Makedir *"AGS:ProgramText/5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T:CopyCommands1" calcext:value-type="string">
            <text:p>Echo "Makedir *"AGS:ProgramText/6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T:CopyCommands1" calcext:value-type="string">
            <text:p>Echo "Makedir *"AGS:ProgramText/7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T:CopyCommands1" calcext:value-type="string">
            <text:p>Echo "Makedir *"AGS:ProgramText/8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T:CopyCommands1" calcext:value-type="string">
            <text:p>Echo "Makedir *"AGS:ProgramText/9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T:CopyCommands1" calcext:value-type="string">
            <text:p>Echo "Makedir *"AGS:ProgramText/a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T:CopyCommands1" calcext:value-type="string">
            <text:p>Echo "Makedir *"AGS:ProgramText/b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T:CopyCommands1" calcext:value-type="string">
            <text:p>Echo "Makedir *"AGS:ProgramText/c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T:CopyCommands1" calcext:value-type="string">
            <text:p>Echo "Makedir *"AGS:ProgramText/d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T:CopyCommands1" calcext:value-type="string">
            <text:p>Echo "Makedir *"AGS:ProgramText/e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T:CopyCommands1" calcext:value-type="string">
            <text:p>Echo "Makedir *"AGS:ProgramText/f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T:CopyCommands1" calcext:value-type="string">
            <text:p>Echo "Makedir *"AGS:ProgramText/g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T:CopyCommands1" calcext:value-type="string">
            <text:p>Echo "Makedir *"AGS:ProgramText/h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T:CopyCommands1" calcext:value-type="string">
            <text:p>Echo "Makedir *"AGS:ProgramText/I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T:CopyCommands1" calcext:value-type="string">
            <text:p>Echo "Makedir *"AGS:ProgramText/j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T:CopyCommands1" calcext:value-type="string">
            <text:p>Echo "Makedir *"AGS:ProgramText/k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T:CopyCommands1" calcext:value-type="string">
            <text:p>Echo "Makedir *"AGS:ProgramText/l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T:CopyCommands1" calcext:value-type="string">
            <text:p>Echo "Makedir *"AGS:ProgramText/m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T:CopyCommands1" calcext:value-type="string">
            <text:p>Echo "Makedir *"AGS:ProgramText/n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T:CopyCommands1" calcext:value-type="string">
            <text:p>Echo "Makedir *"AGS:ProgramText/o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T:CopyCommands1" calcext:value-type="string">
            <text:p>Echo "Makedir *"AGS:ProgramText/p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T:CopyCommands1" calcext:value-type="string">
            <text:p>Echo "Makedir *"AGS:ProgramText/q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T:CopyCommands1" calcext:value-type="string">
            <text:p>Echo "Makedir *"AGS:ProgramText/r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T:CopyCommands1" calcext:value-type="string">
            <text:p>Echo "Makedir *"AGS:ProgramText/s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T:CopyCommands1" calcext:value-type="string">
            <text:p>Echo "Makedir *"AGS:ProgramText/t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T:CopyCommands1" calcext:value-type="string">
            <text:p>Echo "Makedir *"AGS:ProgramText/u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T:CopyCommands1" calcext:value-type="string">
            <text:p>Echo "Makedir *"AGS:ProgramText/v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T:CopyCommands1" calcext:value-type="string">
            <text:p>Echo "Makedir *"AGS:ProgramText/w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T:CopyCommands1" calcext:value-type="string">
            <text:p>Echo "Makedir *"AGS:ProgramText/x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T:CopyCommands1" calcext:value-type="string">
            <text:p>Echo "Makedir *"AGS:ProgramText/y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T:CopyCommands1" calcext:value-type="string">
            <text:p>Echo "Makedir *"AGS:ProgramText/z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T:CopyCommands1" calcext:value-type="string">
            <text:p>Echo "Makedir *"AGS:ProgramText/[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T:CopyCommands1" calcext:value-type="string">
            <text:p>Echo "Makedir *"AGS:ProgramText/-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T:CopyCommands1" calcext:value-type="string">
            <text:p>Echo "Makedir *"AGS:ProgramText/+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T:CopyCommands1" calcext:value-type="string">
            <text:p>Echo "Makedir *"AGS:ScreenShots/0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T:CopyCommands1" calcext:value-type="string">
            <text:p>Echo "Makedir *"AGS:ScreenShots/1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T:CopyCommands1" calcext:value-type="string">
            <text:p>Echo "Makedir *"AGS:ScreenShots/2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T:CopyCommands1" calcext:value-type="string">
            <text:p>Echo "Makedir *"AGS:ScreenShots/3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T:CopyCommands1" calcext:value-type="string">
            <text:p>Echo "Makedir *"AGS:ScreenShots/4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T:CopyCommands1" calcext:value-type="string">
            <text:p>Echo "Makedir *"AGS:ScreenShots/5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T:CopyCommands1" calcext:value-type="string">
            <text:p>Echo "Makedir *"AGS:ScreenShots/6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T:CopyCommands1" calcext:value-type="string">
            <text:p>Echo "Makedir *"AGS:ScreenShots/7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T:CopyCommands1" calcext:value-type="string">
            <text:p>Echo "Makedir *"AGS:ScreenShots/8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T:CopyCommands1" calcext:value-type="string">
            <text:p>Echo "Makedir *"AGS:ScreenShots/9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T:CopyCommands1" calcext:value-type="string">
            <text:p>Echo "Makedir *"AGS:ScreenShots/a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T:CopyCommands1" calcext:value-type="string">
            <text:p>Echo "Makedir *"AGS:ScreenShots/b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T:CopyCommands1" calcext:value-type="string">
            <text:p>Echo "Makedir *"AGS:ScreenShots/c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T:CopyCommands1" calcext:value-type="string">
            <text:p>Echo "Makedir *"AGS:ScreenShots/d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T:CopyCommands1" calcext:value-type="string">
            <text:p>Echo "Makedir *"AGS:ScreenShots/e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T:CopyCommands1" calcext:value-type="string">
            <text:p>Echo "Makedir *"AGS:ScreenShots/f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T:CopyCommands1" calcext:value-type="string">
            <text:p>Echo "Makedir *"AGS:ScreenShots/g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T:CopyCommands1" calcext:value-type="string">
            <text:p>Echo "Makedir *"AGS:ScreenShots/h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T:CopyCommands1" calcext:value-type="string">
            <text:p>Echo "Makedir *"AGS:ScreenShots/I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T:CopyCommands1" calcext:value-type="string">
            <text:p>Echo "Makedir *"AGS:ScreenShots/j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T:CopyCommands1" calcext:value-type="string">
            <text:p>Echo "Makedir *"AGS:ScreenShots/k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T:CopyCommands1" calcext:value-type="string">
            <text:p>Echo "Makedir *"AGS:ScreenShots/l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T:CopyCommands1" calcext:value-type="string">
            <text:p>Echo "Makedir *"AGS:ScreenShots/m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T:CopyCommands1" calcext:value-type="string">
            <text:p>Echo "Makedir *"AGS:ScreenShots/n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T:CopyCommands1" calcext:value-type="string">
            <text:p>Echo "Makedir *"AGS:ScreenShots/o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T:CopyCommands1" calcext:value-type="string">
            <text:p>Echo "Makedir *"AGS:ScreenShots/p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T:CopyCommands1" calcext:value-type="string">
            <text:p>Echo "Makedir *"AGS:ScreenShots/q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T:CopyCommands1" calcext:value-type="string">
            <text:p>Echo "Makedir *"AGS:ScreenShots/r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T:CopyCommands1" calcext:value-type="string">
            <text:p>Echo "Makedir *"AGS:ScreenShots/s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T:CopyCommands1" calcext:value-type="string">
            <text:p>Echo "Makedir *"AGS:ScreenShots/t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T:CopyCommands1" calcext:value-type="string">
            <text:p>Echo "Makedir *"AGS:ScreenShots/u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T:CopyCommands1" calcext:value-type="string">
            <text:p>Echo "Makedir *"AGS:ScreenShots/v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T:CopyCommands1" calcext:value-type="string">
            <text:p>Echo "Makedir *"AGS:ScreenShots/w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T:CopyCommands1" calcext:value-type="string">
            <text:p>Echo "Makedir *"AGS:ScreenShots/x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T:CopyCommands1" calcext:value-type="string">
            <text:p>Echo "Makedir *"AGS:ScreenShots/y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T:CopyCommands1" calcext:value-type="string">
            <text:p>Echo "Makedir *"AGS:ScreenShots/z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T:CopyCommands1" calcext:value-type="string">
            <text:p>Echo "Makedir *"AGS:ScreenShots/[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T:CopyCommands1" calcext:value-type="string">
            <text:p>Echo "Makedir *"AGS:ScreenShots/-*"" &gt;&gt; T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T:CopyCommands1" calcext:value-type="string">
            <text:p>Echo "Makedir *"AGS:ScreenShots/+*"" &gt;&gt; T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&gt;NIL: *ndelete *&quot;%P%M.txt*&quot; QUIET &gt;NIL: *ncopy *&quot;%P%M#?.iff*&quot; *&quot;AGS:Screenshots/0/*&quot; QUIET &gt;NIL: *ndelete *&quot;%P%M#?.iff*&quot; QUIET &gt;NIL:&quot; &gt;&gt; T:CopyCommandstoFilter" calcext:value-type="string">
            <text:p>list all files AGS: PAT=(0#?.run) LFORMAT="copy *"%P%M.txt*" *"AGS:ProgramText/0/*" QUIET &gt;NIL: *ndelete *"%P%M.txt*" QUIET &gt;NIL: *ncopy *"%P%M#?.iff*" *"AGS:Screenshots/0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&gt;NIL: *ndelete *&quot;%P%M.txt*&quot; QUIET &gt;NIL: *ncopy *&quot;%P%M#?.iff*&quot; *&quot;AGS:Screenshots/1/*&quot; QUIET &gt;NIL: *ndelete *&quot;%P%M#?.iff*&quot; QUIET &gt;NIL:&quot; &gt;&gt; T:CopyCommandstoFilter" calcext:value-type="string">
            <text:p>list all files AGS: PAT=(1#?.run) LFORMAT="copy *"%P%M.txt*" *"AGS:ProgramText/1/*" QUIET &gt;NIL: *ndelete *"%P%M.txt*" QUIET &gt;NIL: *ncopy *"%P%M#?.iff*" *"AGS:Screenshots/1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&gt;NIL: *ndelete *&quot;%P%M.txt*&quot; QUIET &gt;NIL: *ncopy *&quot;%P%M#?.iff*&quot; *&quot;AGS:Screenshots/2/*&quot; QUIET &gt;NIL: *ndelete *&quot;%P%M#?.iff*&quot; QUIET &gt;NIL:&quot; &gt;&gt; T:CopyCommandstoFilter" calcext:value-type="string">
            <text:p>list all files AGS: PAT=(2#?.run) LFORMAT="copy *"%P%M.txt*" *"AGS:ProgramText/2/*" QUIET &gt;NIL: *ndelete *"%P%M.txt*" QUIET &gt;NIL: *ncopy *"%P%M#?.iff*" *"AGS:Screenshots/2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&gt;NIL: *ndelete *&quot;%P%M.txt*&quot; QUIET &gt;NIL: *ncopy *&quot;%P%M#?.iff*&quot; *&quot;AGS:Screenshots/3/*&quot; QUIET &gt;NIL: *ndelete *&quot;%P%M#?.iff*&quot; QUIET &gt;NIL:&quot; &gt;&gt; T:CopyCommandstoFilter" calcext:value-type="string">
            <text:p>list all files AGS: PAT=(3#?.run) LFORMAT="copy *"%P%M.txt*" *"AGS:ProgramText/3/*" QUIET &gt;NIL: *ndelete *"%P%M.txt*" QUIET &gt;NIL: *ncopy *"%P%M#?.iff*" *"AGS:Screenshots/3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&gt;NIL: *ndelete *&quot;%P%M.txt*&quot; QUIET &gt;NIL: *ncopy *&quot;%P%M#?.iff*&quot; *&quot;AGS:Screenshots/4/*&quot; QUIET &gt;NIL: *ndelete *&quot;%P%M#?.iff*&quot; QUIET &gt;NIL:&quot; &gt;&gt; T:CopyCommandstoFilter" calcext:value-type="string">
            <text:p>list all files AGS: PAT=(4#?.run) LFORMAT="copy *"%P%M.txt*" *"AGS:ProgramText/4/*" QUIET &gt;NIL: *ndelete *"%P%M.txt*" QUIET &gt;NIL: *ncopy *"%P%M#?.iff*" *"AGS:Screenshots/4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&gt;NIL: *ndelete *&quot;%P%M.txt*&quot; QUIET &gt;NIL: *ncopy *&quot;%P%M#?.iff*&quot; *&quot;AGS:Screenshots/5/*&quot; QUIET &gt;NIL: *ndelete *&quot;%P%M#?.iff*&quot; QUIET &gt;NIL:&quot; &gt;&gt; T:CopyCommandstoFilter" calcext:value-type="string">
            <text:p>list all files AGS: PAT=(5#?.run) LFORMAT="copy *"%P%M.txt*" *"AGS:ProgramText/5/*" QUIET &gt;NIL: *ndelete *"%P%M.txt*" QUIET &gt;NIL: *ncopy *"%P%M#?.iff*" *"AGS:Screenshots/5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&gt;NIL: *ndelete *&quot;%P%M.txt*&quot; QUIET &gt;NIL: *ncopy *&quot;%P%M#?.iff*&quot; *&quot;AGS:Screenshots/6/*&quot; QUIET &gt;NIL: *ndelete *&quot;%P%M#?.iff*&quot; QUIET &gt;NIL:&quot; &gt;&gt; T:CopyCommandstoFilter" calcext:value-type="string">
            <text:p>list all files AGS: PAT=(6#?.run) LFORMAT="copy *"%P%M.txt*" *"AGS:ProgramText/6/*" QUIET &gt;NIL: *ndelete *"%P%M.txt*" QUIET &gt;NIL: *ncopy *"%P%M#?.iff*" *"AGS:Screenshots/6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&gt;NIL: *ndelete *&quot;%P%M.txt*&quot; QUIET &gt;NIL: *ncopy *&quot;%P%M#?.iff*&quot; *&quot;AGS:Screenshots/7/*&quot; QUIET &gt;NIL: *ndelete *&quot;%P%M#?.iff*&quot; QUIET &gt;NIL:&quot; &gt;&gt; T:CopyCommandstoFilter" calcext:value-type="string">
            <text:p>list all files AGS: PAT=(7#?.run) LFORMAT="copy *"%P%M.txt*" *"AGS:ProgramText/7/*" QUIET &gt;NIL: *ndelete *"%P%M.txt*" QUIET &gt;NIL: *ncopy *"%P%M#?.iff*" *"AGS:Screenshots/7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&gt;NIL: *ndelete *&quot;%P%M.txt*&quot; QUIET &gt;NIL: *ncopy *&quot;%P%M#?.iff*&quot; *&quot;AGS:Screenshots/8/*&quot; QUIET &gt;NIL: *ndelete *&quot;%P%M#?.iff*&quot; QUIET &gt;NIL:&quot; &gt;&gt; T:CopyCommandstoFilter" calcext:value-type="string">
            <text:p>list all files AGS: PAT=(8#?.run) LFORMAT="copy *"%P%M.txt*" *"AGS:ProgramText/8/*" QUIET &gt;NIL: *ndelete *"%P%M.txt*" QUIET &gt;NIL: *ncopy *"%P%M#?.iff*" *"AGS:Screenshots/8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&gt;NIL: *ndelete *&quot;%P%M.txt*&quot; QUIET &gt;NIL: *ncopy *&quot;%P%M#?.iff*&quot; *&quot;AGS:Screenshots/9/*&quot; QUIET &gt;NIL: *ndelete *&quot;%P%M#?.iff*&quot; QUIET &gt;NIL:&quot; &gt;&gt; T:CopyCommandstoFilter" calcext:value-type="string">
            <text:p>list all files AGS: PAT=(9#?.run) LFORMAT="copy *"%P%M.txt*" *"AGS:ProgramText/9/*" QUIET &gt;NIL: *ndelete *"%P%M.txt*" QUIET &gt;NIL: *ncopy *"%P%M#?.iff*" *"AGS:Screenshots/9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&gt;NIL: *ndelete *&quot;%P%M.txt*&quot; QUIET &gt;NIL: *ncopy *&quot;%P%M#?.iff*&quot; *&quot;AGS:Screenshots/a/*&quot; QUIET &gt;NIL: *ndelete *&quot;%P%M#?.iff*&quot; QUIET &gt;NIL:&quot; &gt;&gt; T:CopyCommandstoFilter" calcext:value-type="string">
            <text:p>list all files AGS: PAT=(a#?.run) LFORMAT="copy *"%P%M.txt*" *"AGS:ProgramText/a/*" QUIET &gt;NIL: *ndelete *"%P%M.txt*" QUIET &gt;NIL: *ncopy *"%P%M#?.iff*" *"AGS:Screenshots/a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&gt;NIL: *ndelete *&quot;%P%M.txt*&quot; QUIET &gt;NIL: *ncopy *&quot;%P%M#?.iff*&quot; *&quot;AGS:Screenshots/b/*&quot; QUIET &gt;NIL: *ndelete *&quot;%P%M#?.iff*&quot; QUIET &gt;NIL:&quot; &gt;&gt; T:CopyCommandstoFilter" calcext:value-type="string">
            <text:p>list all files AGS: PAT=(b#?.run) LFORMAT="copy *"%P%M.txt*" *"AGS:ProgramText/b/*" QUIET &gt;NIL: *ndelete *"%P%M.txt*" QUIET &gt;NIL: *ncopy *"%P%M#?.iff*" *"AGS:Screenshots/b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&gt;NIL: *ndelete *&quot;%P%M.txt*&quot; QUIET &gt;NIL: *ncopy *&quot;%P%M#?.iff*&quot; *&quot;AGS:Screenshots/c/*&quot; QUIET &gt;NIL: *ndelete *&quot;%P%M#?.iff*&quot; QUIET &gt;NIL:&quot; &gt;&gt; T:CopyCommandstoFilter" calcext:value-type="string">
            <text:p>list all files AGS: PAT=(c#?.run) LFORMAT="copy *"%P%M.txt*" *"AGS:ProgramText/c/*" QUIET &gt;NIL: *ndelete *"%P%M.txt*" QUIET &gt;NIL: *ncopy *"%P%M#?.iff*" *"AGS:Screenshots/c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&gt;NIL: *ndelete *&quot;%P%M.txt*&quot; QUIET &gt;NIL: *ncopy *&quot;%P%M#?.iff*&quot; *&quot;AGS:Screenshots/d/*&quot; QUIET &gt;NIL: *ndelete *&quot;%P%M#?.iff*&quot; QUIET &gt;NIL:&quot; &gt;&gt; T:CopyCommandstoFilter" calcext:value-type="string">
            <text:p>list all files AGS: PAT=(d#?.run) LFORMAT="copy *"%P%M.txt*" *"AGS:ProgramText/d/*" QUIET &gt;NIL: *ndelete *"%P%M.txt*" QUIET &gt;NIL: *ncopy *"%P%M#?.iff*" *"AGS:Screenshots/d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&gt;NIL: *ndelete *&quot;%P%M.txt*&quot; QUIET &gt;NIL: *ncopy *&quot;%P%M#?.iff*&quot; *&quot;AGS:Screenshots/e/*&quot; QUIET &gt;NIL: *ndelete *&quot;%P%M#?.iff*&quot; QUIET &gt;NIL:&quot; &gt;&gt; T:CopyCommandstoFilter" calcext:value-type="string">
            <text:p>list all files AGS: PAT=(e#?.run) LFORMAT="copy *"%P%M.txt*" *"AGS:ProgramText/e/*" QUIET &gt;NIL: *ndelete *"%P%M.txt*" QUIET &gt;NIL: *ncopy *"%P%M#?.iff*" *"AGS:Screenshots/e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&gt;NIL: *ndelete *&quot;%P%M.txt*&quot; QUIET &gt;NIL: *ncopy *&quot;%P%M#?.iff*&quot; *&quot;AGS:Screenshots/f/*&quot; QUIET &gt;NIL: *ndelete *&quot;%P%M#?.iff*&quot; QUIET &gt;NIL:&quot; &gt;&gt; T:CopyCommandstoFilter" calcext:value-type="string">
            <text:p>list all files AGS: PAT=(f#?.run) LFORMAT="copy *"%P%M.txt*" *"AGS:ProgramText/f/*" QUIET &gt;NIL: *ndelete *"%P%M.txt*" QUIET &gt;NIL: *ncopy *"%P%M#?.iff*" *"AGS:Screenshots/f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&gt;NIL: *ndelete *&quot;%P%M.txt*&quot; QUIET &gt;NIL: *ncopy *&quot;%P%M#?.iff*&quot; *&quot;AGS:Screenshots/g/*&quot; QUIET &gt;NIL: *ndelete *&quot;%P%M#?.iff*&quot; QUIET &gt;NIL:&quot; &gt;&gt; T:CopyCommandstoFilter" calcext:value-type="string">
            <text:p>list all files AGS: PAT=(g#?.run) LFORMAT="copy *"%P%M.txt*" *"AGS:ProgramText/g/*" QUIET &gt;NIL: *ndelete *"%P%M.txt*" QUIET &gt;NIL: *ncopy *"%P%M#?.iff*" *"AGS:Screenshots/g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&gt;NIL: *ndelete *&quot;%P%M.txt*&quot; QUIET &gt;NIL: *ncopy *&quot;%P%M#?.iff*&quot; *&quot;AGS:Screenshots/h/*&quot; QUIET &gt;NIL: *ndelete *&quot;%P%M#?.iff*&quot; QUIET &gt;NIL:&quot; &gt;&gt; T:CopyCommandstoFilter" calcext:value-type="string">
            <text:p>list all files AGS: PAT=(h#?.run) LFORMAT="copy *"%P%M.txt*" *"AGS:ProgramText/h/*" QUIET &gt;NIL: *ndelete *"%P%M.txt*" QUIET &gt;NIL: *ncopy *"%P%M#?.iff*" *"AGS:Screenshots/h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&gt;NIL: *ndelete *&quot;%P%M.txt*&quot; QUIET &gt;NIL: *ncopy *&quot;%P%M#?.iff*&quot; *&quot;AGS:Screenshots/I/*&quot; QUIET &gt;NIL: *ndelete *&quot;%P%M#?.iff*&quot; QUIET &gt;NIL:&quot; &gt;&gt; T:CopyCommandstoFilter" calcext:value-type="string">
            <text:p>list all files AGS: PAT=(I#?.run) LFORMAT="copy *"%P%M.txt*" *"AGS:ProgramText/I/*" QUIET &gt;NIL: *ndelete *"%P%M.txt*" QUIET &gt;NIL: *ncopy *"%P%M#?.iff*" *"AGS:Screenshots/I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&gt;NIL: *ndelete *&quot;%P%M.txt*&quot; QUIET &gt;NIL: *ncopy *&quot;%P%M#?.iff*&quot; *&quot;AGS:Screenshots/j/*&quot; QUIET &gt;NIL: *ndelete *&quot;%P%M#?.iff*&quot; QUIET &gt;NIL:&quot; &gt;&gt; T:CopyCommandstoFilter" calcext:value-type="string">
            <text:p>list all files AGS: PAT=(j#?.run) LFORMAT="copy *"%P%M.txt*" *"AGS:ProgramText/j/*" QUIET &gt;NIL: *ndelete *"%P%M.txt*" QUIET &gt;NIL: *ncopy *"%P%M#?.iff*" *"AGS:Screenshots/j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&gt;NIL: *ndelete *&quot;%P%M.txt*&quot; QUIET &gt;NIL: *ncopy *&quot;%P%M#?.iff*&quot; *&quot;AGS:Screenshots/k/*&quot; QUIET &gt;NIL: *ndelete *&quot;%P%M#?.iff*&quot; QUIET &gt;NIL:&quot; &gt;&gt; T:CopyCommandstoFilter" calcext:value-type="string">
            <text:p>list all files AGS: PAT=(k#?.run) LFORMAT="copy *"%P%M.txt*" *"AGS:ProgramText/k/*" QUIET &gt;NIL: *ndelete *"%P%M.txt*" QUIET &gt;NIL: *ncopy *"%P%M#?.iff*" *"AGS:Screenshots/k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&gt;NIL: *ndelete *&quot;%P%M.txt*&quot; QUIET &gt;NIL: *ncopy *&quot;%P%M#?.iff*&quot; *&quot;AGS:Screenshots/l/*&quot; QUIET &gt;NIL: *ndelete *&quot;%P%M#?.iff*&quot; QUIET &gt;NIL:&quot; &gt;&gt; T:CopyCommandstoFilter" calcext:value-type="string">
            <text:p>list all files AGS: PAT=(l#?.run) LFORMAT="copy *"%P%M.txt*" *"AGS:ProgramText/l/*" QUIET &gt;NIL: *ndelete *"%P%M.txt*" QUIET &gt;NIL: *ncopy *"%P%M#?.iff*" *"AGS:Screenshots/l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&gt;NIL: *ndelete *&quot;%P%M.txt*&quot; QUIET &gt;NIL: *ncopy *&quot;%P%M#?.iff*&quot; *&quot;AGS:Screenshots/m/*&quot; QUIET &gt;NIL: *ndelete *&quot;%P%M#?.iff*&quot; QUIET &gt;NIL:&quot; &gt;&gt; T:CopyCommandstoFilter" calcext:value-type="string">
            <text:p>list all files AGS: PAT=(m#?.run) LFORMAT="copy *"%P%M.txt*" *"AGS:ProgramText/m/*" QUIET &gt;NIL: *ndelete *"%P%M.txt*" QUIET &gt;NIL: *ncopy *"%P%M#?.iff*" *"AGS:Screenshots/m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&gt;NIL: *ndelete *&quot;%P%M.txt*&quot; QUIET &gt;NIL: *ncopy *&quot;%P%M#?.iff*&quot; *&quot;AGS:Screenshots/n/*&quot; QUIET &gt;NIL: *ndelete *&quot;%P%M#?.iff*&quot; QUIET &gt;NIL:&quot; &gt;&gt; T:CopyCommandstoFilter" calcext:value-type="string">
            <text:p>list all files AGS: PAT=(n#?.run) LFORMAT="copy *"%P%M.txt*" *"AGS:ProgramText/n/*" QUIET &gt;NIL: *ndelete *"%P%M.txt*" QUIET &gt;NIL: *ncopy *"%P%M#?.iff*" *"AGS:Screenshots/n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&gt;NIL: *ndelete *&quot;%P%M.txt*&quot; QUIET &gt;NIL: *ncopy *&quot;%P%M#?.iff*&quot; *&quot;AGS:Screenshots/o/*&quot; QUIET &gt;NIL: *ndelete *&quot;%P%M#?.iff*&quot; QUIET &gt;NIL:&quot; &gt;&gt; T:CopyCommandstoFilter" calcext:value-type="string">
            <text:p>list all files AGS: PAT=(o#?.run) LFORMAT="copy *"%P%M.txt*" *"AGS:ProgramText/o/*" QUIET &gt;NIL: *ndelete *"%P%M.txt*" QUIET &gt;NIL: *ncopy *"%P%M#?.iff*" *"AGS:Screenshots/o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&gt;NIL: *ndelete *&quot;%P%M.txt*&quot; QUIET &gt;NIL: *ncopy *&quot;%P%M#?.iff*&quot; *&quot;AGS:Screenshots/p/*&quot; QUIET &gt;NIL: *ndelete *&quot;%P%M#?.iff*&quot; QUIET &gt;NIL:&quot; &gt;&gt; T:CopyCommandstoFilter" calcext:value-type="string">
            <text:p>list all files AGS: PAT=(p#?.run) LFORMAT="copy *"%P%M.txt*" *"AGS:ProgramText/p/*" QUIET &gt;NIL: *ndelete *"%P%M.txt*" QUIET &gt;NIL: *ncopy *"%P%M#?.iff*" *"AGS:Screenshots/p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&gt;NIL: *ndelete *&quot;%P%M.txt*&quot; QUIET &gt;NIL: *ncopy *&quot;%P%M#?.iff*&quot; *&quot;AGS:Screenshots/q/*&quot; QUIET &gt;NIL: *ndelete *&quot;%P%M#?.iff*&quot; QUIET &gt;NIL:&quot; &gt;&gt; T:CopyCommandstoFilter" calcext:value-type="string">
            <text:p>list all files AGS: PAT=(q#?.run) LFORMAT="copy *"%P%M.txt*" *"AGS:ProgramText/q/*" QUIET &gt;NIL: *ndelete *"%P%M.txt*" QUIET &gt;NIL: *ncopy *"%P%M#?.iff*" *"AGS:Screenshots/q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&gt;NIL: *ndelete *&quot;%P%M.txt*&quot; QUIET &gt;NIL: *ncopy *&quot;%P%M#?.iff*&quot; *&quot;AGS:Screenshots/r/*&quot; QUIET &gt;NIL: *ndelete *&quot;%P%M#?.iff*&quot; QUIET &gt;NIL:&quot; &gt;&gt; T:CopyCommandstoFilter" calcext:value-type="string">
            <text:p>list all files AGS: PAT=(r#?.run) LFORMAT="copy *"%P%M.txt*" *"AGS:ProgramText/r/*" QUIET &gt;NIL: *ndelete *"%P%M.txt*" QUIET &gt;NIL: *ncopy *"%P%M#?.iff*" *"AGS:Screenshots/r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&gt;NIL: *ndelete *&quot;%P%M.txt*&quot; QUIET &gt;NIL: *ncopy *&quot;%P%M#?.iff*&quot; *&quot;AGS:Screenshots/s/*&quot; QUIET &gt;NIL: *ndelete *&quot;%P%M#?.iff*&quot; QUIET &gt;NIL:&quot; &gt;&gt; T:CopyCommandstoFilter" calcext:value-type="string">
            <text:p>list all files AGS: PAT=(s#?.run) LFORMAT="copy *"%P%M.txt*" *"AGS:ProgramText/s/*" QUIET &gt;NIL: *ndelete *"%P%M.txt*" QUIET &gt;NIL: *ncopy *"%P%M#?.iff*" *"AGS:Screenshots/s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&gt;NIL: *ndelete *&quot;%P%M.txt*&quot; QUIET &gt;NIL: *ncopy *&quot;%P%M#?.iff*&quot; *&quot;AGS:Screenshots/t/*&quot; QUIET &gt;NIL: *ndelete *&quot;%P%M#?.iff*&quot; QUIET &gt;NIL:&quot; &gt;&gt; T:CopyCommandstoFilter" calcext:value-type="string">
            <text:p>list all files AGS: PAT=(t#?.run) LFORMAT="copy *"%P%M.txt*" *"AGS:ProgramText/t/*" QUIET &gt;NIL: *ndelete *"%P%M.txt*" QUIET &gt;NIL: *ncopy *"%P%M#?.iff*" *"AGS:Screenshots/t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&gt;NIL: *ndelete *&quot;%P%M.txt*&quot; QUIET &gt;NIL: *ncopy *&quot;%P%M#?.iff*&quot; *&quot;AGS:Screenshots/u/*&quot; QUIET &gt;NIL: *ndelete *&quot;%P%M#?.iff*&quot; QUIET &gt;NIL:&quot; &gt;&gt; T:CopyCommandstoFilter" calcext:value-type="string">
            <text:p>list all files AGS: PAT=(u#?.run) LFORMAT="copy *"%P%M.txt*" *"AGS:ProgramText/u/*" QUIET &gt;NIL: *ndelete *"%P%M.txt*" QUIET &gt;NIL: *ncopy *"%P%M#?.iff*" *"AGS:Screenshots/u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&gt;NIL: *ndelete *&quot;%P%M.txt*&quot; QUIET &gt;NIL: *ncopy *&quot;%P%M#?.iff*&quot; *&quot;AGS:Screenshots/v/*&quot; QUIET &gt;NIL: *ndelete *&quot;%P%M#?.iff*&quot; QUIET &gt;NIL:&quot; &gt;&gt; T:CopyCommandstoFilter" calcext:value-type="string">
            <text:p>list all files AGS: PAT=(v#?.run) LFORMAT="copy *"%P%M.txt*" *"AGS:ProgramText/v/*" QUIET &gt;NIL: *ndelete *"%P%M.txt*" QUIET &gt;NIL: *ncopy *"%P%M#?.iff*" *"AGS:Screenshots/v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&gt;NIL: *ndelete *&quot;%P%M.txt*&quot; QUIET &gt;NIL: *ncopy *&quot;%P%M#?.iff*&quot; *&quot;AGS:Screenshots/w/*&quot; QUIET &gt;NIL: *ndelete *&quot;%P%M#?.iff*&quot; QUIET &gt;NIL:&quot; &gt;&gt; T:CopyCommandstoFilter" calcext:value-type="string">
            <text:p>list all files AGS: PAT=(w#?.run) LFORMAT="copy *"%P%M.txt*" *"AGS:ProgramText/w/*" QUIET &gt;NIL: *ndelete *"%P%M.txt*" QUIET &gt;NIL: *ncopy *"%P%M#?.iff*" *"AGS:Screenshots/w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&gt;NIL: *ndelete *&quot;%P%M.txt*&quot; QUIET &gt;NIL: *ncopy *&quot;%P%M#?.iff*&quot; *&quot;AGS:Screenshots/x/*&quot; QUIET &gt;NIL: *ndelete *&quot;%P%M#?.iff*&quot; QUIET &gt;NIL:&quot; &gt;&gt; T:CopyCommandstoFilter" calcext:value-type="string">
            <text:p>list all files AGS: PAT=(x#?.run) LFORMAT="copy *"%P%M.txt*" *"AGS:ProgramText/x/*" QUIET &gt;NIL: *ndelete *"%P%M.txt*" QUIET &gt;NIL: *ncopy *"%P%M#?.iff*" *"AGS:Screenshots/x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&gt;NIL: *ndelete *&quot;%P%M.txt*&quot; QUIET &gt;NIL: *ncopy *&quot;%P%M#?.iff*&quot; *&quot;AGS:Screenshots/y/*&quot; QUIET &gt;NIL: *ndelete *&quot;%P%M#?.iff*&quot; QUIET &gt;NIL:&quot; &gt;&gt; T:CopyCommandstoFilter" calcext:value-type="string">
            <text:p>list all files AGS: PAT=(y#?.run) LFORMAT="copy *"%P%M.txt*" *"AGS:ProgramText/y/*" QUIET &gt;NIL: *ndelete *"%P%M.txt*" QUIET &gt;NIL: *ncopy *"%P%M#?.iff*" *"AGS:Screenshots/y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&gt;NIL: *ndelete *&quot;%P%M.txt*&quot; QUIET &gt;NIL: *ncopy *&quot;%P%M#?.iff*&quot; *&quot;AGS:Screenshots/z/*&quot; QUIET &gt;NIL: *ndelete *&quot;%P%M#?.iff*&quot; QUIET &gt;NIL:&quot; &gt;&gt; T:CopyCommandstoFilter" calcext:value-type="string">
            <text:p>list all files AGS: PAT=(z#?.run) LFORMAT="copy *"%P%M.txt*" *"AGS:ProgramText/z/*" QUIET &gt;NIL: *ndelete *"%P%M.txt*" QUIET &gt;NIL: *ncopy *"%P%M#?.iff*" *"AGS:Screenshots/z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&gt;NIL: *ndelete *&quot;%P%M.txt*&quot; QUIET &gt;NIL: *ncopy *&quot;%P%M#?.iff*&quot; *&quot;AGS:Screenshots/[/*&quot; QUIET &gt;NIL: *ndelete *&quot;%P%M#?.iff*&quot; QUIET &gt;NIL:&quot; &gt;&gt; T:CopyCommandstoFilter" calcext:value-type="string">
            <text:p>list all files AGS: PAT=([#?.run) LFORMAT="copy *"%P%M.txt*" *"AGS:ProgramText/[/*" QUIET &gt;NIL: *ndelete *"%P%M.txt*" QUIET &gt;NIL: *ncopy *"%P%M#?.iff*" *"AGS:Screenshots/[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&gt;NIL: *ndelete *&quot;%P%M.txt*&quot; QUIET &gt;NIL: *ncopy *&quot;%P%M#?.iff*&quot; *&quot;AGS:Screenshots/-/*&quot; QUIET &gt;NIL: *ndelete *&quot;%P%M#?.iff*&quot; QUIET &gt;NIL:&quot; &gt;&gt; T:CopyCommandstoFilter" calcext:value-type="string">
            <text:p>list all files AGS: PAT=(-#?.run) LFORMAT="copy *"%P%M.txt*" *"AGS:ProgramText/-/*" QUIET &gt;NIL: *ndelete *"%P%M.txt*" QUIET &gt;NIL: *ncopy *"%P%M#?.iff*" *"AGS:Screenshots/-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&gt;NIL: *ndelete *&quot;%P%M.txt*&quot; QUIET &gt;NIL: *ncopy *&quot;%P%M#?.iff*&quot; *&quot;AGS:Screenshots/+/*&quot; QUIET &gt;NIL: *ndelete *&quot;%P%M#?.iff*&quot; QUIET &gt;NIL:&quot; &gt;&gt; T:CopyCommandstoFilter" calcext:value-type="string">
            <text:p>list all files AGS: PAT=(+#?.run) LFORMAT="copy *"%P%M.txt*" *"AGS:ProgramText/+/*" QUIET &gt;NIL: *ndelete *"%P%M.txt*" QUIET &gt;NIL: *ncopy *"%P%M#?.iff*" *"AGS:Screenshots/+/*" QUIET &gt;NIL: *ndelete *"%P%M#?.iff*" QUIET &gt;NIL:" &gt;&gt; T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cript creation complete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Script creation complete&quot;" calcext:value-type="string">
            <text:p>Echo "Script creation complete"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ltering script to clean up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2];[.B132];[.C132];[.D132];[.E132];[.F132];[.G132];[.H132];[.J132];[.K132];[.L132];[.P132])" office:value-type="string" office:string-value="Echo &quot;Filtering script to clean up commands&quot;" calcext:value-type="string">
            <text:p>Echo "Filtering script to clean up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3];[.B133];[.C133];[.D133];[.E133];[.F133];[.G133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rx AGSBackup:AmendCopyScript.rexx T:CopyCommandstoFilter T:FixCopyCommands</text:p>
          </table:table-cell>
          <table:table-cell table:number-columns-repeated="16"/>
          <table:table-cell table:formula="of:=CONCATENATE([.A134];[.B134];[.C134];[.D134];[.E134];[.F134];[.G134];[.H134];[.J134];[.K134];[.L134];[.P134])" office:value-type="string" office:string-value="rx AGSBackup:AmendCopyScript.rexx T:CopyCommandstoFilter T:FixCopyCommands" calcext:value-type="string">
            <text:p>rx AGSBackup:AmendCopyScript.rexx T:CopyCommandstoFilter T:Fix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them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5];[.B135];[.C135];[.D135];[.E135];[.F135];[.G135];[.H135];[.J135];[.K135];[.L135];[.P135])" office:value-type="string" office:string-value="Echo &quot;Creating script to modify AGS themes&quot;" calcext:value-type="string">
            <text:p>Echo "Creating script to modify AGS themes"</text:p>
          </table:table-cell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Program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T:CopyCommands2</text:p>
          </table:table-cell>
          <table:table-cell table:style-name="ce1"/>
          <table:table-cell table:style-name="ce1" table:formula="of:=CONCATENATE([.A136];[.B136];[.C136];[.D136];[.E136];[.F136];[.G136];[.D136];[.E136];[.F136];[.J136];[.D136];[.E136];[.F136];[.H136];[.D136];[.E136];[.F136];[.K136];[.L136];[.D136];[.E136];[.P136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ProgramText/*&quot; &gt;&gt; *&quot;%p%N*&quot;*necho *&quot;non_central_picture_suffix = _AGARTG_*&quot; &gt;&gt; *&quot;%p%N*&quot;&quot; &gt;&gt; T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ProgramText/*" &gt;&gt; *"%p%N*"*necho *"non_central_picture_suffix = _AGARTG_*" &gt;&gt; *"%p%N*"" &gt;&gt; T:CopyCommands2</text:p>
          </table:table-cell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M.txt*" QUIET FORCE ALL &gt;NIL: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ags) Lformat=&quot;copy *&quot;%P%N*&quot; *&quot;AGS:Menu/%N*&quot; ALL QUIET &gt;NIL: *ncopy *&quot;%p%m.txt*&quot; *&quot;AGS:Menu/*&quot; QUIET &gt;NIL: *ndelete *&quot;%P%M.txt*&quot; QUIET FORCE ALL &gt;NIL:*ndelete *&quot;%P%N*&quot; QUIET FORCE ALL &gt;NIL:&quot; &gt;&gt; T:CopyCommands3" calcext:value-type="string">
            <text:p>list AGS: PAT=(#?.ags) Lformat="copy *"%P%N*" *"AGS:Menu/%N*" ALL QUIET &gt;NIL: *ncopy *"%p%m.txt*" *"AGS:Menu/*" QUIET &gt;NIL: *ndelete *"%P%M.txt*" QUIET FORCE ALL &gt;NIL:*ndelete *"%P%N*" QUIET FORCE ALL &gt;NIL:" &gt;&gt; T:CopyCommands3</text:p>
          </table:table-cell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M.txt*" QUIET FORCE ALL &gt;NIL: 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8];[.B138];[.C138];[.D138];[.E138];;[.F138];;[.G138];[.H138];[.I138];[.J138];[.K138];[.L138];[.P138])" office:value-type="string" office:string-value="list AGS: PAT=(#?.agz) Lformat=&quot;copy *&quot;%P%N*&quot; *&quot;AGS:Menu/%N*&quot; ALL QUIET &gt;NIL: *ncopy *&quot;%p%m.txt*&quot; *&quot;AGS:Menu/*&quot; QUIET &gt;NIL: *ndelete *&quot;%P%M.txt*&quot; QUIET FORCE ALL &gt;NIL: *ndelete *&quot;%P%N*&quot; QUIET FORCE ALL &gt;NIL:&quot; &gt;&gt; T:CopyCommands3" calcext:value-type="string">
            <text:p>list AGS: PAT=(#?.agz) Lformat="copy *"%P%N*" *"AGS:Menu/%N*" ALL QUIET &gt;NIL: *ncopy *"%p%m.txt*" *"AGS:Menu/*" QUIET &gt;NIL: *ndelete *"%P%M.txt*" QUIET FORCE ALL &gt;NIL: *ndelete *"%P%N*" QUIET FORCE ALL &gt;NIL:" &gt;&gt; T:CopyCommands3</text:p>
          </table:table-cell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N*" QUIET FORCE ALL &gt;NIL: </text:p>
          </table:table-cell>
          <table:table-cell table:number-columns-repeated="8"/>
          <table:table-cell office:value-type="string" calcext:value-type="string">
            <text:p>" &gt;&gt; T:CopyCommands3</text:p>
          </table:table-cell>
          <table:table-cell/>
          <table:table-cell table:formula="of:=CONCATENATE([.A139];[.B139];[.C139];[.D139];[.E139];;[.F139];;[.G139];[.H139];[.I139];[.J139];[.K139];[.L139];[.P139])" office:value-type="string" office:string-value="list AGS: PAT=(#?.run) Lformat=&quot;copy *&quot;%P%N*&quot; *&quot;AGS:Menu/%N*&quot; ALL QUIET &gt;NIL: *ncopy *&quot;%p%n*&quot; *&quot;AGS:Menu/*&quot; QUIET &gt;NIL: *ndelete *&quot;%P%N*&quot; QUIET FORCE ALL &gt;NIL: &quot; &gt;&gt; T:CopyCommands3" calcext:value-type="string">
            <text:p>list AGS: PAT=(#?.run) Lformat="copy *"%P%N*" *"AGS:Menu/%N*" ALL QUIET &gt;NIL: *ncopy *"%p%n*" *"AGS:Menu/*" QUIET &gt;NIL: *ndelete *"%P%N*" QUIET FORCE ALL &gt;NIL: " &gt;&gt; T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T:CopyCommands3</text:p>
          </table:table-cell>
          <table:table-cell/>
          <table:table-cell table:formula="of:=CONCATENATE([.A140];[.B140];[.C140];[.D140];[.E140];[.F140];[.G140];[.H140];[.J140];[.K140];[.L140];[.P140])" office:value-type="string" office:string-value="Echo &quot;Failat 10&quot; &gt;&gt; T:CopyCommands3" calcext:value-type="string">
            <text:p>Echo "Failat 10" &gt;&gt; T:CopyCommands3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T:CopyCommands1 </text:p>
          </table:table-cell>
          <table:table-cell office:value-type="string" calcext:value-type="string">
            <text:p>T:FixCopyCommands </text:p>
          </table:table-cell>
          <table:table-cell office:value-type="string" calcext:value-type="string">
            <text:p>T:CopyCommands2 </text:p>
          </table:table-cell>
          <table:table-cell office:value-type="string" calcext:value-type="string">
            <text:p>T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T:FinalCommands1</text:p>
          </table:table-cell>
          <table:table-cell table:number-columns-repeated="9"/>
          <table:table-cell table:formula="of:=CONCATENATE([.A141];[.B141];[.C141];[.D141];[.E141];[.F141];[.G141];[.H141])" office:value-type="string" office:string-value="JOIN T:CopyCommands1 T:FixCopyCommands T:CopyCommands2 T:CopyCommands3 as T:FinalCommands1" calcext:value-type="string">
            <text:p>JOIN T:CopyCommands1 T:FixCopyCommands T:CopyCommands2 T:CopyCommands3 as T:FinalCommands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2];[.B142];[.C142];[.D142];[.E142];[.F142];[.G14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3];[.B143];[.C143];[.D143];[.E143];[.F143];[.G143];[.H143];[.J143];[.K143];[.L143];[.P143])" office:value-type="string" office:string-value="Echo &quot;Running Commands to modify AGS install&quot;" calcext:value-type="string">
            <text:p>Echo "Running Commands to modify AGS install"</text:p>
          </table:table-cell>
        </table:table-row>
        <table:table-row table:style-name="ro1">
          <table:table-cell office:value-type="string" calcext:value-type="string">
            <text:p>execute T:FinalCommands1</text:p>
          </table:table-cell>
          <table:table-cell table:number-columns-repeated="16"/>
          <table:table-cell table:formula="of:=CONCATENATE([.A144];[.B144];[.C144];[.D144];[.E144];[.F144];[.G144];[.H144];[.J144];[.K144];[.L144];[.P144])" office:value-type="string" office:string-value="execute T:FinalCommands1" calcext:value-type="string">
            <text:p>execute T:Final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rename screenshots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5];[.B145];[.C145];[.D145];[.E145];[.F145];[.G145];[.H145];[.J145];[.K145];[.L145];[.P145])" office:value-type="string" office:string-value="Echo &quot;Creating script to rename screenshotsRunning Commands to modify AGS install&quot;" calcext:value-type="string">
            <text:p>Echo "Creating script to rename screenshotsRunning Commands to modify AGS install"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 &gt;NIL: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146];[.B146];[.C146];[.D146];[.E146];[.F146];[.G146];[.H146];[.J146];[.K146];[.L146];[.P146])" office:value-type="string" office:string-value="list all files &quot;AGS:Menu/&quot; PAT=(#?.iff) LFORMAT=&quot;rename *&quot;%P%N*&quot; to *&quot;%P%m_AGARTG_.iff*&quot; &gt;NIL:&quot; &gt;&gt; T:FinalCommands2" calcext:value-type="string">
            <text:p>list all files "AGS:Menu/" PAT=(#?.iff) LFORMAT="rename *"%P%N*" to *"%P%m_AGARTG_.iff*" &gt;NIL:" &gt;&gt; T:FinalCommands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7];[.B147];[.C147];[.D147];[.E147];[.F147];[.G147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enaming screenshot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8];[.B148];[.C148];[.D148];[.E148];[.F148];[.G148];[.H148];[.J148];[.K148];[.L148];[.P148])" office:value-type="string" office:string-value="Echo &quot;Renaming screenshots&quot;" calcext:value-type="string">
            <text:p>Echo "Renaming screenshots"</text:p>
          </table:table-cell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49];[.B149];[.C149];[.D149];[.E149];[.F149];[.G149];[.H149];[.J149];[.K149];[.L149];[.P149])" office:value-type="string" office:string-value="execute T:FinalCommands2" calcext:value-type="string">
            <text:p>execute T:FinalCommands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50];[.B150];[.C150];[.D150];[.E150];[.F150];[.G150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change script references from AGS: to AGS:Menu 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51];[.B151];[.C151];[.D151];[.E151];[.F151];[.G151];[.H151];[.J151];[.K151];[.L151];[.P151])" office:value-type="string" office:string-value="Echo &quot;Creating script to change script references from AGS: to AGS:Menu &quot;" calcext:value-type="string">
            <text:p>Echo "Creating script to change script references from AGS: to AGS:Menu "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Demo</text:p>
          </table:table-cell>
          <table:table-cell office:value-type="string" calcext:value-type="string">
            <text:p><text:s/>to </text:p>
          </table:table-cell>
          <table:table-cell table:formula="of:=[.C152]" office:value-type="string" office:string-value="AGS_Drive:AGS2/Scripts/" calcext:value-type="string">
            <text:p>AGS_Drive:AGS2/Scripts/</text:p>
          </table:table-cell>
          <table:table-cell table:formula="of:=[.D152]" office:value-type="string" office:string-value="Random_Demo" calcext:value-type="string">
            <text:p>Random_Dem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2];[.B152];[.C152];[.D152];[.E152];[.F152];[.G152];[.H152];[.I152];[.J152];[.K152];[.L152];[.M152];[.N152];[.O152];[.P152])" office:value-type="string" office:string-value="Echo &quot;Searchreplace FROM AGS_Drive:AGS2/Scripts/Random_Demo to AGS_Drive:AGS2/Scripts/Random_Demo SEARCH AGS: REPLACE AGS:Menu/ INPLACE&quot; &gt;&gt; T:FinalCommands3" calcext:value-type="string">
            <text:p>Echo "Searchreplace FROM AGS_Drive:AGS2/Scripts/Random_Demo to AGS_Drive:AGS2/Scripts/Random_Demo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Theme</text:p>
          </table:table-cell>
          <table:table-cell office:value-type="string" calcext:value-type="string">
            <text:p><text:s/>to </text:p>
          </table:table-cell>
          <table:table-cell table:formula="of:=[.C153]" office:value-type="string" office:string-value="AGS_Drive:AGS2/Scripts/" calcext:value-type="string">
            <text:p>AGS_Drive:AGS2/Scripts/</text:p>
          </table:table-cell>
          <table:table-cell table:formula="of:=[.D153]" office:value-type="string" office:string-value="Random_Theme" calcext:value-type="string">
            <text:p>Random_The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3];[.B153];[.C153];[.D153];[.E153];[.F153];[.G153];[.H153];[.I153];[.J153];[.K153];[.L153];[.M153];[.N153];[.O153];[.P153])" office:value-type="string" office:string-value="Echo &quot;Searchreplace FROM AGS_Drive:AGS2/Scripts/Random_Theme to AGS_Drive:AGS2/Scripts/Random_Theme SEARCH AGS: REPLACE AGS:Menu/ INPLACE&quot; &gt;&gt; T:FinalCommands3" calcext:value-type="string">
            <text:p>Echo "Searchreplace FROM AGS_Drive:AGS2/Scripts/Random_Theme to AGS_Drive:AGS2/Scripts/Random_Theme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Game</text:p>
          </table:table-cell>
          <table:table-cell office:value-type="string" calcext:value-type="string">
            <text:p><text:s/>to </text:p>
          </table:table-cell>
          <table:table-cell table:formula="of:=[.C154]" office:value-type="string" office:string-value="AGS_Drive:AGS2/Scripts/" calcext:value-type="string">
            <text:p>AGS_Drive:AGS2/Scripts/</text:p>
          </table:table-cell>
          <table:table-cell table:formula="of:=[.D154]" office:value-type="string" office:string-value="Random_Game" calcext:value-type="string">
            <text:p>Random_Ga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4];[.B154];[.C154];[.D154];[.E154];[.F154];[.G154];[.H154];[.I154];[.J154];[.K154];[.L154];[.M154];[.N154];[.O154];[.P154])" office:value-type="string" office:string-value="Echo &quot;Searchreplace FROM AGS_Drive:AGS2/Scripts/Random_Game to AGS_Drive:AGS2/Scripts/Random_Game SEARCH AGS: REPLACE AGS:Menu/ INPLACE&quot; &gt;&gt; T:FinalCommands3" calcext:value-type="string">
            <text:p>Echo "Searchreplace FROM AGS_Drive:AGS2/Scripts/Random_Game to AGS_Drive:AGS2/Scripts/Random_Game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Check_Drives</text:p>
          </table:table-cell>
          <table:table-cell office:value-type="string" calcext:value-type="string">
            <text:p><text:s/>to </text:p>
          </table:table-cell>
          <table:table-cell table:formula="of:=[.C155]" office:value-type="string" office:string-value="AGS_Drive:AGS2/Scripts/" calcext:value-type="string">
            <text:p>AGS_Drive:AGS2/Scripts/</text:p>
          </table:table-cell>
          <table:table-cell table:formula="of:=[.D155]" office:value-type="string" office:string-value="Check_Drives" calcext:value-type="string">
            <text:p>Check_Drive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5];[.B155];[.C155];[.D155];[.E155];[.F155];[.G155];[.H155];[.I155];[.J155];[.K155];[.L155];[.M155];[.N155];[.O155];[.P155])" office:value-type="string" office:string-value="Echo &quot;Searchreplace FROM AGS_Drive:AGS2/Scripts/Check_Drives to AGS_Drive:AGS2/Scripts/Check_Drives SEARCH AGS: REPLACE AGS:Menu/ INPLACE&quot; &gt;&gt; T:FinalCommands3" calcext:value-type="string">
            <text:p>Echo "Searchreplace FROM AGS_Drive:AGS2/Scripts/Check_Drives to AGS_Drive:AGS2/Scripts/Check_Drives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Disable</text:p>
          </table:table-cell>
          <table:table-cell office:value-type="string" calcext:value-type="string">
            <text:p><text:s/>to </text:p>
          </table:table-cell>
          <table:table-cell table:formula="of:=[.C156]" office:value-type="string" office:string-value="AGS_Drive:AGS2/Scripts/" calcext:value-type="string">
            <text:p>AGS_Drive:AGS2/Scripts/</text:p>
          </table:table-cell>
          <table:table-cell table:formula="of:=[.D156]" office:value-type="string" office:string-value="Expert_Disable" calcext:value-type="string">
            <text:p>Expert_Disabl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6];[.B156];[.C156];[.D156];[.E156];[.F156];[.G156];[.H156];[.I156];[.J156];[.K156];[.L156];[.M156];[.N156];[.O156];[.P156])" office:value-type="string" office:string-value="Echo &quot;Searchreplace FROM AGS_Drive:AGS2/Scripts/Expert_Disable to AGS_Drive:AGS2/Scripts/Expert_Disable SEARCH AGS: REPLACE AGS:Menu/ INPLACE&quot; &gt;&gt; T:FinalCommands3" calcext:value-type="string">
            <text:p>Echo "Searchreplace FROM AGS_Drive:AGS2/Scripts/Expert_Disable to AGS_Drive:AGS2/Scripts/Expert_Disable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Add</text:p>
          </table:table-cell>
          <table:table-cell office:value-type="string" calcext:value-type="string">
            <text:p><text:s/>to </text:p>
          </table:table-cell>
          <table:table-cell table:formula="of:=[.C157]" office:value-type="string" office:string-value="AGS_Drive:AGS2/Scripts/" calcext:value-type="string">
            <text:p>AGS_Drive:AGS2/Scripts/</text:p>
          </table:table-cell>
          <table:table-cell table:formula="of:=[.D157]" office:value-type="string" office:string-value="Expert_Fave_Add" calcext:value-type="string">
            <text:p>Expert_Fave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7];[.B157];[.C157];[.D157];[.E157];[.F157];[.G157];[.H157];[.I157];[.J157];[.K157];[.L157];[.M157];[.N157];[.O157];[.P157])" office:value-type="string" office:string-value="Echo &quot;Searchreplace FROM AGS_Drive:AGS2/Scripts/Expert_Fave_Add to AGS_Drive:AGS2/Scripts/Expert_Fave_Add SEARCH AGS: REPLACE AGS:Menu/ INPLACE&quot; &gt;&gt; T:FinalCommands3" calcext:value-type="string">
            <text:p>Echo "Searchreplace FROM AGS_Drive:AGS2/Scripts/Expert_Fave_Add to AGS_Drive:AGS2/Scripts/Expert_Fave_Add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Del</text:p>
          </table:table-cell>
          <table:table-cell office:value-type="string" calcext:value-type="string">
            <text:p><text:s/>to </text:p>
          </table:table-cell>
          <table:table-cell table:formula="of:=[.C158]" office:value-type="string" office:string-value="AGS_Drive:AGS2/Scripts/" calcext:value-type="string">
            <text:p>AGS_Drive:AGS2/Scripts/</text:p>
          </table:table-cell>
          <table:table-cell table:formula="of:=[.D158]" office:value-type="string" office:string-value="Expert_Fave_Del" calcext:value-type="string">
            <text:p>Expert_Fave_Del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8];[.B158];[.C158];[.D158];[.E158];[.F158];[.G158];[.H158];[.I158];[.J158];[.K158];[.L158];[.M158];[.N158];[.O158];[.P158])" office:value-type="string" office:string-value="Echo &quot;Searchreplace FROM AGS_Drive:AGS2/Scripts/Expert_Fave_Del to AGS_Drive:AGS2/Scripts/Expert_Fave_Del SEARCH AGS: REPLACE AGS:Menu/ INPLACE&quot; &gt;&gt; T:FinalCommands3" calcext:value-type="string">
            <text:p>Echo "Searchreplace FROM AGS_Drive:AGS2/Scripts/Expert_Fave_Del to AGS_Drive:AGS2/Scripts/Expert_Fave_Del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Info</text:p>
          </table:table-cell>
          <table:table-cell office:value-type="string" calcext:value-type="string">
            <text:p><text:s/>to </text:p>
          </table:table-cell>
          <table:table-cell table:formula="of:=[.C159]" office:value-type="string" office:string-value="AGS_Drive:AGS2/Scripts/" calcext:value-type="string">
            <text:p>AGS_Drive:AGS2/Scripts/</text:p>
          </table:table-cell>
          <table:table-cell table:formula="of:=[.D159]" office:value-type="string" office:string-value="Expert_Info" calcext:value-type="string">
            <text:p>Expert_Inf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9];[.B159];[.C159];[.D159];[.E159];[.F159];[.G159];[.H159];[.I159];[.J159];[.K159];[.L159];[.M159];[.N159];[.O159];[.P159])" office:value-type="string" office:string-value="Echo &quot;Searchreplace FROM AGS_Drive:AGS2/Scripts/Expert_Info to AGS_Drive:AGS2/Scripts/Expert_Info SEARCH AGS: REPLACE AGS:Menu/ INPLACE&quot; &gt;&gt; T:FinalCommands3" calcext:value-type="string">
            <text:p>Echo "Searchreplace FROM AGS_Drive:AGS2/Scripts/Expert_Info to AGS_Drive:AGS2/Scripts/Expert_Info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My_Program_Add</text:p>
          </table:table-cell>
          <table:table-cell office:value-type="string" calcext:value-type="string">
            <text:p><text:s/>to </text:p>
          </table:table-cell>
          <table:table-cell table:formula="of:=[.C160]" office:value-type="string" office:string-value="AGS_Drive:AGS2/Scripts/" calcext:value-type="string">
            <text:p>AGS_Drive:AGS2/Scripts/</text:p>
          </table:table-cell>
          <table:table-cell table:formula="of:=[.D160]" office:value-type="string" office:string-value="My_Program_Add" calcext:value-type="string">
            <text:p>My_Program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60];[.B160];[.C160];[.D160];[.E160];[.F160];[.G160];[.H160];[.I160];[.J160];[.K160];[.L160];[.M160];[.N160];[.O160];[.P160])" office:value-type="string" office:string-value="Echo &quot;Searchreplace FROM AGS_Drive:AGS2/Scripts/My_Program_Add to AGS_Drive:AGS2/Scripts/My_Program_Add SEARCH AGS: REPLACE AGS:Menu/ INPLACE&quot; &gt;&gt; T:FinalCommands3" calcext:value-type="string">
            <text:p>Echo "Searchreplace FROM AGS_Drive:AGS2/Scripts/My_Program_Add to AGS_Drive:AGS2/Scripts/My_Program_Add SEARCH AGS: REPLACE AGS:Menu/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Start_AGS</text:p>
          </table:table-cell>
          <table:table-cell office:value-type="string" calcext:value-type="string">
            <text:p><text:s/>to </text:p>
          </table:table-cell>
          <table:table-cell table:formula="of:=[.C161]" office:value-type="string" office:string-value="AGS_Drive:AGS2/Scripts/" calcext:value-type="string">
            <text:p>AGS_Drive:AGS2/Scripts/</text:p>
          </table:table-cell>
          <table:table-cell table:formula="of:=[.D161]" office:value-type="string" office:string-value="Start_AGS" calcext:value-type="string">
            <text:p>Start_AG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Option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1]" office:value-type="string" office:string-value="Options.ags" calcext:value-type="string">
            <text:p>Option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1];[.B161];[.C161];[.D161];[.E161];[.F161];[.G161];[.H161];[.I161];[.J161];[.K161];[.L161];[.M161];[.N161];[.O161];[.P161])" office:value-type="string" office:string-value="Echo &quot;Searchreplace FROM AGS_Drive:AGS2/Scripts/Start_AGS to AGS_Drive:AGS2/Scripts/Start_AGS SEARCH AGS:Options.ags REPLACE AGS:Menu/Options.ags INPLACE&quot; &gt;&gt; T:FinalCommands3" calcext:value-type="string">
            <text:p>Echo "Searchreplace FROM AGS_Drive:AGS2/Scripts/Start_AGS to AGS_Drive:AGS2/Scripts/Start_AGS SEARCH AGS:Options.ags REPLACE AGS:Menu/Options.ags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RTGtoAGA</text:p>
          </table:table-cell>
          <table:table-cell office:value-type="string" calcext:value-type="string">
            <text:p><text:s/>to </text:p>
          </table:table-cell>
          <table:table-cell table:formula="of:=[.C162]" office:value-type="string" office:string-value="AGS_Drive:AGS2/Scripts/" calcext:value-type="string">
            <text:p>AGS_Drive:AGS2/Scripts/</text:p>
          </table:table-cell>
          <table:table-cell table:formula="of:=[.D162]" office:value-type="string" office:string-value="Themes_RTGtoAGA" calcext:value-type="string">
            <text:p>Themes_RTGtoAGA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2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2];[.B162];[.C162];[.D162];[.E162];[.F162];[.G162];[.H162];[.I162];[.J162];[.K162];[.L162];[.M162];[.N162];[.O162];[.P162])" office:value-type="string" office:string-value="Echo &quot;Searchreplace FROM AGS_Drive:AGS2/Scripts/Themes_RTGtoAGA to AGS_Drive:AGS2/Scripts/Themes_RTGtoAGA SEARCH AGS:Themes.ags REPLACE AGS:Menu/Themes.ags INPLACE&quot; &gt;&gt; T:FinalCommands3" calcext:value-type="string">
            <text:p>Echo "Searchreplace FROM AGS_Drive:AGS2/Scripts/Themes_RTGtoAGA to AGS_Drive:AGS2/Scripts/Themes_RTGtoAGA SEARCH AGS:Themes.ags REPLACE AGS:Menu/Themes.ags INPLACE" &gt;&gt;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AGAtoRTG</text:p>
          </table:table-cell>
          <table:table-cell office:value-type="string" calcext:value-type="string">
            <text:p><text:s/>to </text:p>
          </table:table-cell>
          <table:table-cell table:formula="of:=[.C163]" office:value-type="string" office:string-value="AGS_Drive:AGS2/Scripts/" calcext:value-type="string">
            <text:p>AGS_Drive:AGS2/Scripts/</text:p>
          </table:table-cell>
          <table:table-cell table:formula="of:=[.D163]" office:value-type="string" office:string-value="Themes_AGAtoRTG" calcext:value-type="string">
            <text:p>Themes_AGAtoRTG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3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3];[.B163];[.C163];[.D163];[.E163];[.F163];[.G163];[.H163];[.I163];[.J163];[.K163];[.L163];[.M163];[.N163];[.O163];[.P163])" office:value-type="string" office:string-value="Echo &quot;Searchreplace FROM AGS_Drive:AGS2/Scripts/Themes_AGAtoRTG to AGS_Drive:AGS2/Scripts/Themes_AGAtoRTG SEARCH AGS:Themes.ags REPLACE AGS:Menu/Themes.ags INPLACE&quot; &gt;&gt; T:FinalCommands3" calcext:value-type="string">
            <text:p>Echo "Searchreplace FROM AGS_Drive:AGS2/Scripts/Themes_AGAtoRTG to AGS_Drive:AGS2/Scripts/Themes_AGAtoRTG SEARCH AGS:Themes.ags REPLACE AGS:Menu/Themes.ags INPLACE" &gt;&gt; T:FinalCommands3</text:p>
          </table:table-cell>
        </table:table-row>
        <table:table-row table:style-name="ro1">
          <table:table-cell office:value-type="string" calcext:value-type="string">
            <text:p>list all files AGS:Menu PAT=(#?.run) LFORMAT="</text:p>
          </table:table-cell>
          <table:table-cell office:value-type="string" calcext:value-type="string">
            <text:p>Searchreplace FROM *"</text:p>
          </table:table-cell>
          <table:table-cell office:value-type="string" calcext:value-type="string">
            <text:p>%P%N</text:p>
          </table:table-cell>
          <table:table-cell office:value-type="string" calcext:value-type="string">
            <text:p>*" to *"</text:p>
          </table:table-cell>
          <table:table-cell table:formula="of:=[.C164]" office:value-type="string" office:string-value="%P%N" calcext:value-type="string">
            <text:p>%P%N</text:p>
          </table:table-cell>
          <table:table-cell office:value-type="string" calcext:value-type="string">
            <text:p>*" SEARCH </text:p>
          </table:table-cell>
          <table:table-cell office:value-type="string" calcext:value-type="string">
            <text:p>AGS:+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+</text:p>
          </table:table-cell>
          <table:table-cell office:value-type="string" calcext:value-type="string">
            <text:p><text:s/>INPLACE</text:p>
          </table:table-cell>
          <table:table-cell table:number-columns-repeated="5"/>
          <table:table-cell office:value-type="string" calcext:value-type="string">
            <text:p>" &gt;&gt; T:FinalCommands3</text:p>
          </table:table-cell>
          <table:table-cell/>
          <table:table-cell table:formula="of:=CONCATENATE([.A164];[.B164];[.C164];[.D164];[.E164];[.F164];[.G164];[.H164];[.I164];[.J164];[.K164];[.L164];[.M164];[.N164];[.O164];[.P164])" office:value-type="string" office:string-value="list all files AGS:Menu PAT=(#?.run) LFORMAT=&quot;Searchreplace FROM *&quot;%P%N*&quot; to *&quot;%P%N*&quot; SEARCH AGS:+ REPLACE AGS:Menu/+ INPLACE&quot; &gt;&gt; T:FinalCommands3" calcext:value-type="string">
            <text:p>list all files AGS:Menu PAT=(#?.run) LFORMAT="Searchreplace FROM *"%P%N*" to *"%P%N*" SEARCH AGS:+ REPLACE AGS:Menu/+ INPLACE" &gt;&gt; T:FinalCommands3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5];[.B165];[.C165];[.D165];[.E165];[.F165];[.G16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hanging script referenc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6];[.B166];[.C166];[.D166];[.E166];[.F166];[.G166];[.H166];[.J166];[.K166];[.L166];[.P166])" office:value-type="string" office:string-value="Echo &quot;Changing script references&quot;" calcext:value-type="string">
            <text:p>Echo "Changing script references"</text:p>
          </table:table-cell>
        </table:table-row>
        <table:table-row table:style-name="ro1">
          <table:table-cell office:value-type="string" calcext:value-type="string">
            <text:p>execute T:FinalCommands3</text:p>
          </table:table-cell>
          <table:table-cell table:number-columns-repeated="16"/>
          <table:table-cell table:formula="of:=CONCATENATE([.A167];[.B167];[.C167];[.D167];[.E167];[.F167];[.G167];[.H167];[.J167];[.K167];[.L167];[.P167])" office:value-type="string" office:string-value="execute T:FinalCommands3" calcext:value-type="string">
            <text:p>execute T:Final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8];[.B168];[.C168];[.D168];[.E168];[.F168];[.G168];[.H168];[.J168];[.K168];[.L168];[.P168])" office:value-type="string" office:string-value="Echo &quot;Finished!&quot;" calcext:value-type="string">
            <text:p>Echo "Finished!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9];[.B169];[.C169];[.D169];[.E169];[.F169];[.G169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table:formula="of:=CONCATENATE([.A170];[.B170];[.C170];[.D170];[.E170];[.F170];[.G170];[.H170];[.J170];[.K170];[.L170];[.M170];[.N170];[.O170];[.P170])" office:value-type="string" office:string-value="failat 10" calcext:value-type="string">
            <text:p>failat 10</text:p>
          </table:table-cell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16" table:default-cell-style-name="Default"/>
        <table:table-column table:style-name="co5" table:number-columns-repeated="1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</text:p>
          </table:table-cell>
          <table:table-cell/>
          <table:table-cell table:formula="of:=CONCATENATE([.A2];[.B2];[.C2];[.D2];[.E2];[.F2];[.G2];[.H2];[.J2];[.K2];[.L2];[.M2];[.N2];[.O2];[.P2])" office:value-type="string" office:string-value="Echo &quot;Failat 21&quot; &gt; T:CopyCommands" calcext:value-type="string">
            <text:p>Echo "Failat 21" 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];[.B3];[.C3];[.D3];[.E3];[.F3];[.G3];[.H3];[.J3];[.K3];[.L3];[.M3];[.N3];[.O3];[.P3])" office:value-type="string" office:string-value="Echo &quot;Makedir *&quot;DH99:ScreenShotsAGA*&quot;&quot; &gt;&gt; T:CopyCommands" calcext:value-type="string">
            <text:p>Echo "Makedir *"DH99:ScreenShotsAGA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Makedir *&quot;DH99:ScreenShotsAGA/0*&quot;&quot; &gt;&gt; T:CopyCommands" calcext:value-type="string">
            <text:p>Echo "Makedir *"DH99:ScreenShotsAGA/0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Makedir *&quot;DH99:ScreenShotsAGA/1*&quot;&quot; &gt;&gt; T:CopyCommands" calcext:value-type="string">
            <text:p>Echo "Makedir *"DH99:ScreenShotsAGA/1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Makedir *&quot;DH99:ScreenShotsAGA/2*&quot;&quot; &gt;&gt; T:CopyCommands" calcext:value-type="string">
            <text:p>Echo "Makedir *"DH99:ScreenShotsAGA/2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Makedir *&quot;DH99:ScreenShotsAGA/3*&quot;&quot; &gt;&gt; T:CopyCommands" calcext:value-type="string">
            <text:p>Echo "Makedir *"DH99:ScreenShotsAGA/3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Makedir *&quot;DH99:ScreenShotsAGA/4*&quot;&quot; &gt;&gt; T:CopyCommands" calcext:value-type="string">
            <text:p>Echo "Makedir *"DH99:ScreenShotsAGA/4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Makedir *&quot;DH99:ScreenShotsAGA/5*&quot;&quot; &gt;&gt; T:CopyCommands" calcext:value-type="string">
            <text:p>Echo "Makedir *"DH99:ScreenShotsAGA/5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Makedir *&quot;DH99:ScreenShotsAGA/6*&quot;&quot; &gt;&gt; T:CopyCommands" calcext:value-type="string">
            <text:p>Echo "Makedir *"DH99:ScreenShotsAGA/6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DH99:ScreenShotsAGA/7*&quot;&quot; &gt;&gt; T:CopyCommands" calcext:value-type="string">
            <text:p>Echo "Makedir *"DH99:ScreenShotsAGA/7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DH99:ScreenShotsAGA/8*&quot;&quot; &gt;&gt; T:CopyCommands" calcext:value-type="string">
            <text:p>Echo "Makedir *"DH99:ScreenShotsAGA/8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DH99:ScreenShotsAGA/9*&quot;&quot; &gt;&gt; T:CopyCommands" calcext:value-type="string">
            <text:p>Echo "Makedir *"DH99:ScreenShotsAGA/9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DH99:ScreenShotsAGA/a*&quot;&quot; &gt;&gt; T:CopyCommands" calcext:value-type="string">
            <text:p>Echo "Makedir *"DH99:ScreenShotsAGA/a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DH99:ScreenShotsAGA/b*&quot;&quot; &gt;&gt; T:CopyCommands" calcext:value-type="string">
            <text:p>Echo "Makedir *"DH99:ScreenShotsAGA/b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DH99:ScreenShotsAGA/c*&quot;&quot; &gt;&gt; T:CopyCommands" calcext:value-type="string">
            <text:p>Echo "Makedir *"DH99:ScreenShotsAGA/c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DH99:ScreenShotsAGA/d*&quot;&quot; &gt;&gt; T:CopyCommands" calcext:value-type="string">
            <text:p>Echo "Makedir *"DH99:ScreenShotsAGA/d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DH99:ScreenShotsAGA/e*&quot;&quot; &gt;&gt; T:CopyCommands" calcext:value-type="string">
            <text:p>Echo "Makedir *"DH99:ScreenShotsAGA/e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DH99:ScreenShotsAGA/f*&quot;&quot; &gt;&gt; T:CopyCommands" calcext:value-type="string">
            <text:p>Echo "Makedir *"DH99:ScreenShotsAGA/f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DH99:ScreenShotsAGA/g*&quot;&quot; &gt;&gt; T:CopyCommands" calcext:value-type="string">
            <text:p>Echo "Makedir *"DH99:ScreenShotsAGA/g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DH99:ScreenShotsAGA/h*&quot;&quot; &gt;&gt; T:CopyCommands" calcext:value-type="string">
            <text:p>Echo "Makedir *"DH99:ScreenShotsAGA/h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DH99:ScreenShotsAGA/I*&quot;&quot; &gt;&gt; T:CopyCommands" calcext:value-type="string">
            <text:p>Echo "Makedir *"DH99:ScreenShotsAGA/I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DH99:ScreenShotsAGA/j*&quot;&quot; &gt;&gt; T:CopyCommands" calcext:value-type="string">
            <text:p>Echo "Makedir *"DH99:ScreenShotsAGA/j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DH99:ScreenShotsAGA/k*&quot;&quot; &gt;&gt; T:CopyCommands" calcext:value-type="string">
            <text:p>Echo "Makedir *"DH99:ScreenShotsAGA/k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DH99:ScreenShotsAGA/l*&quot;&quot; &gt;&gt; T:CopyCommands" calcext:value-type="string">
            <text:p>Echo "Makedir *"DH99:ScreenShotsAGA/l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DH99:ScreenShotsAGA/m*&quot;&quot; &gt;&gt; T:CopyCommands" calcext:value-type="string">
            <text:p>Echo "Makedir *"DH99:ScreenShotsAGA/m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DH99:ScreenShotsAGA/n*&quot;&quot; &gt;&gt; T:CopyCommands" calcext:value-type="string">
            <text:p>Echo "Makedir *"DH99:ScreenShotsAGA/n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DH99:ScreenShotsAGA/o*&quot;&quot; &gt;&gt; T:CopyCommands" calcext:value-type="string">
            <text:p>Echo "Makedir *"DH99:ScreenShotsAGA/o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DH99:ScreenShotsAGA/p*&quot;&quot; &gt;&gt; T:CopyCommands" calcext:value-type="string">
            <text:p>Echo "Makedir *"DH99:ScreenShotsAGA/p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DH99:ScreenShotsAGA/q*&quot;&quot; &gt;&gt; T:CopyCommands" calcext:value-type="string">
            <text:p>Echo "Makedir *"DH99:ScreenShotsAGA/q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DH99:ScreenShotsAGA/r*&quot;&quot; &gt;&gt; T:CopyCommands" calcext:value-type="string">
            <text:p>Echo "Makedir *"DH99:ScreenShotsAGA/r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DH99:ScreenShotsAGA/s*&quot;&quot; &gt;&gt; T:CopyCommands" calcext:value-type="string">
            <text:p>Echo "Makedir *"DH99:ScreenShotsAGA/s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DH99:ScreenShotsAGA/t*&quot;&quot; &gt;&gt; T:CopyCommands" calcext:value-type="string">
            <text:p>Echo "Makedir *"DH99:ScreenShotsAGA/t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DH99:ScreenShotsAGA/u*&quot;&quot; &gt;&gt; T:CopyCommands" calcext:value-type="string">
            <text:p>Echo "Makedir *"DH99:ScreenShotsAGA/u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DH99:ScreenShotsAGA/v*&quot;&quot; &gt;&gt; T:CopyCommands" calcext:value-type="string">
            <text:p>Echo "Makedir *"DH99:ScreenShotsAGA/v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DH99:ScreenShotsAGA/w*&quot;&quot; &gt;&gt; T:CopyCommands" calcext:value-type="string">
            <text:p>Echo "Makedir *"DH99:ScreenShotsAGA/w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DH99:ScreenShotsAGA/x*&quot;&quot; &gt;&gt; T:CopyCommands" calcext:value-type="string">
            <text:p>Echo "Makedir *"DH99:ScreenShotsAGA/x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DH99:ScreenShotsAGA/y*&quot;&quot; &gt;&gt; T:CopyCommands" calcext:value-type="string">
            <text:p>Echo "Makedir *"DH99:ScreenShotsAGA/y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DH99:ScreenShotsAGA/z*&quot;&quot; &gt;&gt; T:CopyCommands" calcext:value-type="string">
            <text:p>Echo "Makedir *"DH99:ScreenShotsAGA/z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DH99:ScreenShotsAGA/[*&quot;&quot; &gt;&gt; T:CopyCommands" calcext:value-type="string">
            <text:p>Echo "Makedir *"DH99:ScreenShotsAGA/[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DH99:ScreenShotsAGA/-*&quot;&quot; &gt;&gt; T:CopyCommands" calcext:value-type="string">
            <text:p>Echo "Makedir *"DH99:ScreenShotsAGA/-*"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DH99:ScreenShotsAGA/+*&quot;&quot; &gt;&gt; T:CopyCommands" calcext:value-type="string">
            <text:p>Echo "Makedir *"DH99:ScreenShotsAGA/+*"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3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3];[.B43];[.C43];[.D43];[.E43];[.F43];[.G43];[.H43];[.I43];[.J43];[.K43];[.L43];[.M43];[.N43];[.O43];[.P43])" office:value-type="string" office:string-value="list all files DH2:AGS2 PAT=(0#?.run) LFORMAT=&quot;copy *&quot;%P%M#?.iff*&quot; *&quot;DH99:ScreenshotsAGA/0/*&quot; QUIET &gt;NIL: *ndelete *&quot;%P%M#?.iff*&quot; QUIET &gt;NIL:&quot; &gt;&gt; T:CopyCommands" calcext:value-type="string">
            <text:p>list all files DH2:AGS2 PAT=(0#?.run) LFORMAT="copy *"%P%M#?.iff*" *"DH99:ScreenshotsAGA/0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4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4];[.B44];[.C44];[.D44];[.E44];[.F44];[.G44];[.H44];[.I44];[.J44];[.K44];[.L44];[.M44];[.N44];[.O44];[.P44])" office:value-type="string" office:string-value="list all files DH2:AGS2 PAT=(1#?.run) LFORMAT=&quot;copy *&quot;%P%M#?.iff*&quot; *&quot;DH99:ScreenshotsAGA/1/*&quot; QUIET &gt;NIL: *ndelete *&quot;%P%M#?.iff*&quot; QUIET &gt;NIL:&quot; &gt;&gt; T:CopyCommands" calcext:value-type="string">
            <text:p>list all files DH2:AGS2 PAT=(1#?.run) LFORMAT="copy *"%P%M#?.iff*" *"DH99:ScreenshotsAGA/1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5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5];[.B45];[.C45];[.D45];[.E45];[.F45];[.G45];[.H45];[.I45];[.J45];[.K45];[.L45];[.M45];[.N45];[.O45];[.P45])" office:value-type="string" office:string-value="list all files DH2:AGS2 PAT=(2#?.run) LFORMAT=&quot;copy *&quot;%P%M#?.iff*&quot; *&quot;DH99:ScreenshotsAGA/2/*&quot; QUIET &gt;NIL: *ndelete *&quot;%P%M#?.iff*&quot; QUIET &gt;NIL:&quot; &gt;&gt; T:CopyCommands" calcext:value-type="string">
            <text:p>list all files DH2:AGS2 PAT=(2#?.run) LFORMAT="copy *"%P%M#?.iff*" *"DH99:ScreenshotsAGA/2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6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6];[.B46];[.C46];[.D46];[.E46];[.F46];[.G46];[.H46];[.I46];[.J46];[.K46];[.L46];[.M46];[.N46];[.O46];[.P46])" office:value-type="string" office:string-value="list all files DH2:AGS2 PAT=(3#?.run) LFORMAT=&quot;copy *&quot;%P%M#?.iff*&quot; *&quot;DH99:ScreenshotsAGA/3/*&quot; QUIET &gt;NIL: *ndelete *&quot;%P%M#?.iff*&quot; QUIET &gt;NIL:&quot; &gt;&gt; T:CopyCommands" calcext:value-type="string">
            <text:p>list all files DH2:AGS2 PAT=(3#?.run) LFORMAT="copy *"%P%M#?.iff*" *"DH99:ScreenshotsAGA/3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7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7];[.B47];[.C47];[.D47];[.E47];[.F47];[.G47];[.H47];[.I47];[.J47];[.K47];[.L47];[.M47];[.N47];[.O47];[.P47])" office:value-type="string" office:string-value="list all files DH2:AGS2 PAT=(4#?.run) LFORMAT=&quot;copy *&quot;%P%M#?.iff*&quot; *&quot;DH99:ScreenshotsAGA/4/*&quot; QUIET &gt;NIL: *ndelete *&quot;%P%M#?.iff*&quot; QUIET &gt;NIL:&quot; &gt;&gt; T:CopyCommands" calcext:value-type="string">
            <text:p>list all files DH2:AGS2 PAT=(4#?.run) LFORMAT="copy *"%P%M#?.iff*" *"DH99:ScreenshotsAGA/4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8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8];[.B48];[.C48];[.D48];[.E48];[.F48];[.G48];[.H48];[.I48];[.J48];[.K48];[.L48];[.M48];[.N48];[.O48];[.P48])" office:value-type="string" office:string-value="list all files DH2:AGS2 PAT=(5#?.run) LFORMAT=&quot;copy *&quot;%P%M#?.iff*&quot; *&quot;DH99:ScreenshotsAGA/5/*&quot; QUIET &gt;NIL: *ndelete *&quot;%P%M#?.iff*&quot; QUIET &gt;NIL:&quot; &gt;&gt; T:CopyCommands" calcext:value-type="string">
            <text:p>list all files DH2:AGS2 PAT=(5#?.run) LFORMAT="copy *"%P%M#?.iff*" *"DH99:ScreenshotsAGA/5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49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49];[.B49];[.C49];[.D49];[.E49];[.F49];[.G49];[.H49];[.I49];[.J49];[.K49];[.L49];[.M49];[.N49];[.O49];[.P49])" office:value-type="string" office:string-value="list all files DH2:AGS2 PAT=(6#?.run) LFORMAT=&quot;copy *&quot;%P%M#?.iff*&quot; *&quot;DH99:ScreenshotsAGA/6/*&quot; QUIET &gt;NIL: *ndelete *&quot;%P%M#?.iff*&quot; QUIET &gt;NIL:&quot; &gt;&gt; T:CopyCommands" calcext:value-type="string">
            <text:p>list all files DH2:AGS2 PAT=(6#?.run) LFORMAT="copy *"%P%M#?.iff*" *"DH99:ScreenshotsAGA/6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0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0];[.B50];[.C50];[.D50];[.E50];[.F50];[.G50];[.H50];[.I50];[.J50];[.K50];[.L50];[.M50];[.N50];[.O50];[.P50])" office:value-type="string" office:string-value="list all files DH2:AGS2 PAT=(7#?.run) LFORMAT=&quot;copy *&quot;%P%M#?.iff*&quot; *&quot;DH99:ScreenshotsAGA/7/*&quot; QUIET &gt;NIL: *ndelete *&quot;%P%M#?.iff*&quot; QUIET &gt;NIL:&quot; &gt;&gt; T:CopyCommands" calcext:value-type="string">
            <text:p>list all files DH2:AGS2 PAT=(7#?.run) LFORMAT="copy *"%P%M#?.iff*" *"DH99:ScreenshotsAGA/7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1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1];[.B51];[.C51];[.D51];[.E51];[.F51];[.G51];[.H51];[.I51];[.J51];[.K51];[.L51];[.M51];[.N51];[.O51];[.P51])" office:value-type="string" office:string-value="list all files DH2:AGS2 PAT=(8#?.run) LFORMAT=&quot;copy *&quot;%P%M#?.iff*&quot; *&quot;DH99:ScreenshotsAGA/8/*&quot; QUIET &gt;NIL: *ndelete *&quot;%P%M#?.iff*&quot; QUIET &gt;NIL:&quot; &gt;&gt; T:CopyCommands" calcext:value-type="string">
            <text:p>list all files DH2:AGS2 PAT=(8#?.run) LFORMAT="copy *"%P%M#?.iff*" *"DH99:ScreenshotsAGA/8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2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2];[.B52];[.C52];[.D52];[.E52];[.F52];[.G52];[.H52];[.I52];[.J52];[.K52];[.L52];[.M52];[.N52];[.O52];[.P52])" office:value-type="string" office:string-value="list all files DH2:AGS2 PAT=(9#?.run) LFORMAT=&quot;copy *&quot;%P%M#?.iff*&quot; *&quot;DH99:ScreenshotsAGA/9/*&quot; QUIET &gt;NIL: *ndelete *&quot;%P%M#?.iff*&quot; QUIET &gt;NIL:&quot; &gt;&gt; T:CopyCommands" calcext:value-type="string">
            <text:p>list all files DH2:AGS2 PAT=(9#?.run) LFORMAT="copy *"%P%M#?.iff*" *"DH99:ScreenshotsAGA/9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3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3];[.B53];[.C53];[.D53];[.E53];[.F53];[.G53];[.H53];[.I53];[.J53];[.K53];[.L53];[.M53];[.N53];[.O53];[.P53])" office:value-type="string" office:string-value="list all files DH2:AGS2 PAT=(a#?.run) LFORMAT=&quot;copy *&quot;%P%M#?.iff*&quot; *&quot;DH99:ScreenshotsAGA/a/*&quot; QUIET &gt;NIL: *ndelete *&quot;%P%M#?.iff*&quot; QUIET &gt;NIL:&quot; &gt;&gt; T:CopyCommands" calcext:value-type="string">
            <text:p>list all files DH2:AGS2 PAT=(a#?.run) LFORMAT="copy *"%P%M#?.iff*" *"DH99:ScreenshotsAGA/a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4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4];[.B54];[.C54];[.D54];[.E54];[.F54];[.G54];[.H54];[.I54];[.J54];[.K54];[.L54];[.M54];[.N54];[.O54];[.P54])" office:value-type="string" office:string-value="list all files DH2:AGS2 PAT=(b#?.run) LFORMAT=&quot;copy *&quot;%P%M#?.iff*&quot; *&quot;DH99:ScreenshotsAGA/b/*&quot; QUIET &gt;NIL: *ndelete *&quot;%P%M#?.iff*&quot; QUIET &gt;NIL:&quot; &gt;&gt; T:CopyCommands" calcext:value-type="string">
            <text:p>list all files DH2:AGS2 PAT=(b#?.run) LFORMAT="copy *"%P%M#?.iff*" *"DH99:ScreenshotsAGA/b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5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5];[.B55];[.C55];[.D55];[.E55];[.F55];[.G55];[.H55];[.I55];[.J55];[.K55];[.L55];[.M55];[.N55];[.O55];[.P55])" office:value-type="string" office:string-value="list all files DH2:AGS2 PAT=(c#?.run) LFORMAT=&quot;copy *&quot;%P%M#?.iff*&quot; *&quot;DH99:ScreenshotsAGA/c/*&quot; QUIET &gt;NIL: *ndelete *&quot;%P%M#?.iff*&quot; QUIET &gt;NIL:&quot; &gt;&gt; T:CopyCommands" calcext:value-type="string">
            <text:p>list all files DH2:AGS2 PAT=(c#?.run) LFORMAT="copy *"%P%M#?.iff*" *"DH99:ScreenshotsAGA/c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6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6];[.B56];[.C56];[.D56];[.E56];[.F56];[.G56];[.H56];[.I56];[.J56];[.K56];[.L56];[.M56];[.N56];[.O56];[.P56])" office:value-type="string" office:string-value="list all files DH2:AGS2 PAT=(d#?.run) LFORMAT=&quot;copy *&quot;%P%M#?.iff*&quot; *&quot;DH99:ScreenshotsAGA/d/*&quot; QUIET &gt;NIL: *ndelete *&quot;%P%M#?.iff*&quot; QUIET &gt;NIL:&quot; &gt;&gt; T:CopyCommands" calcext:value-type="string">
            <text:p>list all files DH2:AGS2 PAT=(d#?.run) LFORMAT="copy *"%P%M#?.iff*" *"DH99:ScreenshotsAGA/d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7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7];[.B57];[.C57];[.D57];[.E57];[.F57];[.G57];[.H57];[.I57];[.J57];[.K57];[.L57];[.M57];[.N57];[.O57];[.P57])" office:value-type="string" office:string-value="list all files DH2:AGS2 PAT=(e#?.run) LFORMAT=&quot;copy *&quot;%P%M#?.iff*&quot; *&quot;DH99:ScreenshotsAGA/e/*&quot; QUIET &gt;NIL: *ndelete *&quot;%P%M#?.iff*&quot; QUIET &gt;NIL:&quot; &gt;&gt; T:CopyCommands" calcext:value-type="string">
            <text:p>list all files DH2:AGS2 PAT=(e#?.run) LFORMAT="copy *"%P%M#?.iff*" *"DH99:ScreenshotsAGA/e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8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8];[.B58];[.C58];[.D58];[.E58];[.F58];[.G58];[.H58];[.I58];[.J58];[.K58];[.L58];[.M58];[.N58];[.O58];[.P58])" office:value-type="string" office:string-value="list all files DH2:AGS2 PAT=(f#?.run) LFORMAT=&quot;copy *&quot;%P%M#?.iff*&quot; *&quot;DH99:ScreenshotsAGA/f/*&quot; QUIET &gt;NIL: *ndelete *&quot;%P%M#?.iff*&quot; QUIET &gt;NIL:&quot; &gt;&gt; T:CopyCommands" calcext:value-type="string">
            <text:p>list all files DH2:AGS2 PAT=(f#?.run) LFORMAT="copy *"%P%M#?.iff*" *"DH99:ScreenshotsAGA/f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59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59];[.B59];[.C59];[.D59];[.E59];[.F59];[.G59];[.H59];[.I59];[.J59];[.K59];[.L59];[.M59];[.N59];[.O59];[.P59])" office:value-type="string" office:string-value="list all files DH2:AGS2 PAT=(g#?.run) LFORMAT=&quot;copy *&quot;%P%M#?.iff*&quot; *&quot;DH99:ScreenshotsAGA/g/*&quot; QUIET &gt;NIL: *ndelete *&quot;%P%M#?.iff*&quot; QUIET &gt;NIL:&quot; &gt;&gt; T:CopyCommands" calcext:value-type="string">
            <text:p>list all files DH2:AGS2 PAT=(g#?.run) LFORMAT="copy *"%P%M#?.iff*" *"DH99:ScreenshotsAGA/g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0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0];[.B60];[.C60];[.D60];[.E60];[.F60];[.G60];[.H60];[.I60];[.J60];[.K60];[.L60];[.M60];[.N60];[.O60];[.P60])" office:value-type="string" office:string-value="list all files DH2:AGS2 PAT=(h#?.run) LFORMAT=&quot;copy *&quot;%P%M#?.iff*&quot; *&quot;DH99:ScreenshotsAGA/h/*&quot; QUIET &gt;NIL: *ndelete *&quot;%P%M#?.iff*&quot; QUIET &gt;NIL:&quot; &gt;&gt; T:CopyCommands" calcext:value-type="string">
            <text:p>list all files DH2:AGS2 PAT=(h#?.run) LFORMAT="copy *"%P%M#?.iff*" *"DH99:ScreenshotsAGA/h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1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1];[.B61];[.C61];[.D61];[.E61];[.F61];[.G61];[.H61];[.I61];[.J61];[.K61];[.L61];[.M61];[.N61];[.O61];[.P61])" office:value-type="string" office:string-value="list all files DH2:AGS2 PAT=(I#?.run) LFORMAT=&quot;copy *&quot;%P%M#?.iff*&quot; *&quot;DH99:ScreenshotsAGA/I/*&quot; QUIET &gt;NIL: *ndelete *&quot;%P%M#?.iff*&quot; QUIET &gt;NIL:&quot; &gt;&gt; T:CopyCommands" calcext:value-type="string">
            <text:p>list all files DH2:AGS2 PAT=(I#?.run) LFORMAT="copy *"%P%M#?.iff*" *"DH99:ScreenshotsAGA/I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2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2];[.B62];[.C62];[.D62];[.E62];[.F62];[.G62];[.H62];[.I62];[.J62];[.K62];[.L62];[.M62];[.N62];[.O62];[.P62])" office:value-type="string" office:string-value="list all files DH2:AGS2 PAT=(j#?.run) LFORMAT=&quot;copy *&quot;%P%M#?.iff*&quot; *&quot;DH99:ScreenshotsAGA/j/*&quot; QUIET &gt;NIL: *ndelete *&quot;%P%M#?.iff*&quot; QUIET &gt;NIL:&quot; &gt;&gt; T:CopyCommands" calcext:value-type="string">
            <text:p>list all files DH2:AGS2 PAT=(j#?.run) LFORMAT="copy *"%P%M#?.iff*" *"DH99:ScreenshotsAGA/j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3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3];[.B63];[.C63];[.D63];[.E63];[.F63];[.G63];[.H63];[.I63];[.J63];[.K63];[.L63];[.M63];[.N63];[.O63];[.P63])" office:value-type="string" office:string-value="list all files DH2:AGS2 PAT=(k#?.run) LFORMAT=&quot;copy *&quot;%P%M#?.iff*&quot; *&quot;DH99:ScreenshotsAGA/k/*&quot; QUIET &gt;NIL: *ndelete *&quot;%P%M#?.iff*&quot; QUIET &gt;NIL:&quot; &gt;&gt; T:CopyCommands" calcext:value-type="string">
            <text:p>list all files DH2:AGS2 PAT=(k#?.run) LFORMAT="copy *"%P%M#?.iff*" *"DH99:ScreenshotsAGA/k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4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4];[.B64];[.C64];[.D64];[.E64];[.F64];[.G64];[.H64];[.I64];[.J64];[.K64];[.L64];[.M64];[.N64];[.O64];[.P64])" office:value-type="string" office:string-value="list all files DH2:AGS2 PAT=(l#?.run) LFORMAT=&quot;copy *&quot;%P%M#?.iff*&quot; *&quot;DH99:ScreenshotsAGA/l/*&quot; QUIET &gt;NIL: *ndelete *&quot;%P%M#?.iff*&quot; QUIET &gt;NIL:&quot; &gt;&gt; T:CopyCommands" calcext:value-type="string">
            <text:p>list all files DH2:AGS2 PAT=(l#?.run) LFORMAT="copy *"%P%M#?.iff*" *"DH99:ScreenshotsAGA/l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5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5];[.B65];[.C65];[.D65];[.E65];[.F65];[.G65];[.H65];[.I65];[.J65];[.K65];[.L65];[.M65];[.N65];[.O65];[.P65])" office:value-type="string" office:string-value="list all files DH2:AGS2 PAT=(m#?.run) LFORMAT=&quot;copy *&quot;%P%M#?.iff*&quot; *&quot;DH99:ScreenshotsAGA/m/*&quot; QUIET &gt;NIL: *ndelete *&quot;%P%M#?.iff*&quot; QUIET &gt;NIL:&quot; &gt;&gt; T:CopyCommands" calcext:value-type="string">
            <text:p>list all files DH2:AGS2 PAT=(m#?.run) LFORMAT="copy *"%P%M#?.iff*" *"DH99:ScreenshotsAGA/m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6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6];[.B66];[.C66];[.D66];[.E66];[.F66];[.G66];[.H66];[.I66];[.J66];[.K66];[.L66];[.M66];[.N66];[.O66];[.P66])" office:value-type="string" office:string-value="list all files DH2:AGS2 PAT=(n#?.run) LFORMAT=&quot;copy *&quot;%P%M#?.iff*&quot; *&quot;DH99:ScreenshotsAGA/n/*&quot; QUIET &gt;NIL: *ndelete *&quot;%P%M#?.iff*&quot; QUIET &gt;NIL:&quot; &gt;&gt; T:CopyCommands" calcext:value-type="string">
            <text:p>list all files DH2:AGS2 PAT=(n#?.run) LFORMAT="copy *"%P%M#?.iff*" *"DH99:ScreenshotsAGA/n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7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7];[.B67];[.C67];[.D67];[.E67];[.F67];[.G67];[.H67];[.I67];[.J67];[.K67];[.L67];[.M67];[.N67];[.O67];[.P67])" office:value-type="string" office:string-value="list all files DH2:AGS2 PAT=(o#?.run) LFORMAT=&quot;copy *&quot;%P%M#?.iff*&quot; *&quot;DH99:ScreenshotsAGA/o/*&quot; QUIET &gt;NIL: *ndelete *&quot;%P%M#?.iff*&quot; QUIET &gt;NIL:&quot; &gt;&gt; T:CopyCommands" calcext:value-type="string">
            <text:p>list all files DH2:AGS2 PAT=(o#?.run) LFORMAT="copy *"%P%M#?.iff*" *"DH99:ScreenshotsAGA/o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8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8];[.B68];[.C68];[.D68];[.E68];[.F68];[.G68];[.H68];[.I68];[.J68];[.K68];[.L68];[.M68];[.N68];[.O68];[.P68])" office:value-type="string" office:string-value="list all files DH2:AGS2 PAT=(p#?.run) LFORMAT=&quot;copy *&quot;%P%M#?.iff*&quot; *&quot;DH99:ScreenshotsAGA/p/*&quot; QUIET &gt;NIL: *ndelete *&quot;%P%M#?.iff*&quot; QUIET &gt;NIL:&quot; &gt;&gt; T:CopyCommands" calcext:value-type="string">
            <text:p>list all files DH2:AGS2 PAT=(p#?.run) LFORMAT="copy *"%P%M#?.iff*" *"DH99:ScreenshotsAGA/p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69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69];[.B69];[.C69];[.D69];[.E69];[.F69];[.G69];[.H69];[.I69];[.J69];[.K69];[.L69];[.M69];[.N69];[.O69];[.P69])" office:value-type="string" office:string-value="list all files DH2:AGS2 PAT=(q#?.run) LFORMAT=&quot;copy *&quot;%P%M#?.iff*&quot; *&quot;DH99:ScreenshotsAGA/q/*&quot; QUIET &gt;NIL: *ndelete *&quot;%P%M#?.iff*&quot; QUIET &gt;NIL:&quot; &gt;&gt; T:CopyCommands" calcext:value-type="string">
            <text:p>list all files DH2:AGS2 PAT=(q#?.run) LFORMAT="copy *"%P%M#?.iff*" *"DH99:ScreenshotsAGA/q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0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0];[.B70];[.C70];[.D70];[.E70];[.F70];[.G70];[.H70];[.I70];[.J70];[.K70];[.L70];[.M70];[.N70];[.O70];[.P70])" office:value-type="string" office:string-value="list all files DH2:AGS2 PAT=(r#?.run) LFORMAT=&quot;copy *&quot;%P%M#?.iff*&quot; *&quot;DH99:ScreenshotsAGA/r/*&quot; QUIET &gt;NIL: *ndelete *&quot;%P%M#?.iff*&quot; QUIET &gt;NIL:&quot; &gt;&gt; T:CopyCommands" calcext:value-type="string">
            <text:p>list all files DH2:AGS2 PAT=(r#?.run) LFORMAT="copy *"%P%M#?.iff*" *"DH99:ScreenshotsAGA/r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1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1];[.B71];[.C71];[.D71];[.E71];[.F71];[.G71];[.H71];[.I71];[.J71];[.K71];[.L71];[.M71];[.N71];[.O71];[.P71])" office:value-type="string" office:string-value="list all files DH2:AGS2 PAT=(s#?.run) LFORMAT=&quot;copy *&quot;%P%M#?.iff*&quot; *&quot;DH99:ScreenshotsAGA/s/*&quot; QUIET &gt;NIL: *ndelete *&quot;%P%M#?.iff*&quot; QUIET &gt;NIL:&quot; &gt;&gt; T:CopyCommands" calcext:value-type="string">
            <text:p>list all files DH2:AGS2 PAT=(s#?.run) LFORMAT="copy *"%P%M#?.iff*" *"DH99:ScreenshotsAGA/s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2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2];[.B72];[.C72];[.D72];[.E72];[.F72];[.G72];[.H72];[.I72];[.J72];[.K72];[.L72];[.M72];[.N72];[.O72];[.P72])" office:value-type="string" office:string-value="list all files DH2:AGS2 PAT=(t#?.run) LFORMAT=&quot;copy *&quot;%P%M#?.iff*&quot; *&quot;DH99:ScreenshotsAGA/t/*&quot; QUIET &gt;NIL: *ndelete *&quot;%P%M#?.iff*&quot; QUIET &gt;NIL:&quot; &gt;&gt; T:CopyCommands" calcext:value-type="string">
            <text:p>list all files DH2:AGS2 PAT=(t#?.run) LFORMAT="copy *"%P%M#?.iff*" *"DH99:ScreenshotsAGA/t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3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3];[.B73];[.C73];[.D73];[.E73];[.F73];[.G73];[.H73];[.I73];[.J73];[.K73];[.L73];[.M73];[.N73];[.O73];[.P73])" office:value-type="string" office:string-value="list all files DH2:AGS2 PAT=(u#?.run) LFORMAT=&quot;copy *&quot;%P%M#?.iff*&quot; *&quot;DH99:ScreenshotsAGA/u/*&quot; QUIET &gt;NIL: *ndelete *&quot;%P%M#?.iff*&quot; QUIET &gt;NIL:&quot; &gt;&gt; T:CopyCommands" calcext:value-type="string">
            <text:p>list all files DH2:AGS2 PAT=(u#?.run) LFORMAT="copy *"%P%M#?.iff*" *"DH99:ScreenshotsAGA/u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4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4];[.B74];[.C74];[.D74];[.E74];[.F74];[.G74];[.H74];[.I74];[.J74];[.K74];[.L74];[.M74];[.N74];[.O74];[.P74])" office:value-type="string" office:string-value="list all files DH2:AGS2 PAT=(v#?.run) LFORMAT=&quot;copy *&quot;%P%M#?.iff*&quot; *&quot;DH99:ScreenshotsAGA/v/*&quot; QUIET &gt;NIL: *ndelete *&quot;%P%M#?.iff*&quot; QUIET &gt;NIL:&quot; &gt;&gt; T:CopyCommands" calcext:value-type="string">
            <text:p>list all files DH2:AGS2 PAT=(v#?.run) LFORMAT="copy *"%P%M#?.iff*" *"DH99:ScreenshotsAGA/v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5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5];[.B75];[.C75];[.D75];[.E75];[.F75];[.G75];[.H75];[.I75];[.J75];[.K75];[.L75];[.M75];[.N75];[.O75];[.P75])" office:value-type="string" office:string-value="list all files DH2:AGS2 PAT=(w#?.run) LFORMAT=&quot;copy *&quot;%P%M#?.iff*&quot; *&quot;DH99:ScreenshotsAGA/w/*&quot; QUIET &gt;NIL: *ndelete *&quot;%P%M#?.iff*&quot; QUIET &gt;NIL:&quot; &gt;&gt; T:CopyCommands" calcext:value-type="string">
            <text:p>list all files DH2:AGS2 PAT=(w#?.run) LFORMAT="copy *"%P%M#?.iff*" *"DH99:ScreenshotsAGA/w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6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6];[.B76];[.C76];[.D76];[.E76];[.F76];[.G76];[.H76];[.I76];[.J76];[.K76];[.L76];[.M76];[.N76];[.O76];[.P76])" office:value-type="string" office:string-value="list all files DH2:AGS2 PAT=(x#?.run) LFORMAT=&quot;copy *&quot;%P%M#?.iff*&quot; *&quot;DH99:ScreenshotsAGA/x/*&quot; QUIET &gt;NIL: *ndelete *&quot;%P%M#?.iff*&quot; QUIET &gt;NIL:&quot; &gt;&gt; T:CopyCommands" calcext:value-type="string">
            <text:p>list all files DH2:AGS2 PAT=(x#?.run) LFORMAT="copy *"%P%M#?.iff*" *"DH99:ScreenshotsAGA/x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7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7];[.B77];[.C77];[.D77];[.E77];[.F77];[.G77];[.H77];[.I77];[.J77];[.K77];[.L77];[.M77];[.N77];[.O77];[.P77])" office:value-type="string" office:string-value="list all files DH2:AGS2 PAT=(y#?.run) LFORMAT=&quot;copy *&quot;%P%M#?.iff*&quot; *&quot;DH99:ScreenshotsAGA/y/*&quot; QUIET &gt;NIL: *ndelete *&quot;%P%M#?.iff*&quot; QUIET &gt;NIL:&quot; &gt;&gt; T:CopyCommands" calcext:value-type="string">
            <text:p>list all files DH2:AGS2 PAT=(y#?.run) LFORMAT="copy *"%P%M#?.iff*" *"DH99:ScreenshotsAGA/y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8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8];[.B78];[.C78];[.D78];[.E78];[.F78];[.G78];[.H78];[.I78];[.J78];[.K78];[.L78];[.M78];[.N78];[.O78];[.P78])" office:value-type="string" office:string-value="list all files DH2:AGS2 PAT=(z#?.run) LFORMAT=&quot;copy *&quot;%P%M#?.iff*&quot; *&quot;DH99:ScreenshotsAGA/z/*&quot; QUIET &gt;NIL: *ndelete *&quot;%P%M#?.iff*&quot; QUIET &gt;NIL:&quot; &gt;&gt; T:CopyCommands" calcext:value-type="string">
            <text:p>list all files DH2:AGS2 PAT=(z#?.run) LFORMAT="copy *"%P%M#?.iff*" *"DH99:ScreenshotsAGA/z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79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79];[.B79];[.C79];[.D79];[.E79];[.F79];[.G79];[.H79];[.I79];[.J79];[.K79];[.L79];[.M79];[.N79];[.O79];[.P79])" office:value-type="string" office:string-value="list all files DH2:AGS2 PAT=([#?.run) LFORMAT=&quot;copy *&quot;%P%M#?.iff*&quot; *&quot;DH99:ScreenshotsAGA/[/*&quot; QUIET &gt;NIL: *ndelete *&quot;%P%M#?.iff*&quot; QUIET &gt;NIL:&quot; &gt;&gt; T:CopyCommands" calcext:value-type="string">
            <text:p>list all files DH2:AGS2 PAT=([#?.run) LFORMAT="copy *"%P%M#?.iff*" *"DH99:ScreenshotsAGA/[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80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80];[.B80];[.C80];[.D80];[.E80];[.F80];[.G80];[.H80];[.I80];[.J80];[.K80];[.L80];[.M80];[.N80];[.O80];[.P80])" office:value-type="string" office:string-value="list all files DH2:AGS2 PAT=(-#?.run) LFORMAT=&quot;copy *&quot;%P%M#?.iff*&quot; *&quot;DH99:ScreenshotsAGA/-/*&quot; QUIET &gt;NIL: *ndelete *&quot;%P%M#?.iff*&quot; QUIET &gt;NIL:&quot; &gt;&gt; T:CopyCommands" calcext:value-type="string">
            <text:p>list all files DH2:AGS2 PAT=(-#?.run) LFORMAT="copy *"%P%M#?.iff*" *"DH99:ScreenshotsAGA/-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list all files DH2:AGS2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</text:p>
          </table:table-cell>
          <table:table-cell table:number-columns-repeated="5"/>
          <table:table-cell office:value-type="string" calcext:value-type="string">
            <text:p>copy *"%P%M#?.iff*" *"</text:p>
          </table:table-cell>
          <table:table-cell office:value-type="string" calcext:value-type="string">
            <text:p>DH99:</text:p>
          </table:table-cell>
          <table:table-cell office:value-type="string" calcext:value-type="string">
            <text:p>ScreenshotsAGA/</text:p>
          </table:table-cell>
          <table:table-cell table:formula="of:=[.C81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</text:p>
          </table:table-cell>
          <table:table-cell/>
          <table:table-cell table:formula="of:=CONCATENATE([.A81];[.B81];[.C81];[.D81];[.E81];[.F81];[.G81];[.H81];[.I81];[.J81];[.K81];[.L81];[.M81];[.N81];[.O81];[.P81])" office:value-type="string" office:string-value="list all files DH2:AGS2 PAT=(+#?.run) LFORMAT=&quot;copy *&quot;%P%M#?.iff*&quot; *&quot;DH99:ScreenshotsAGA/+/*&quot; QUIET &gt;NIL: *ndelete *&quot;%P%M#?.iff*&quot; QUIET &gt;NIL:&quot; &gt;&gt; T:CopyCommands" calcext:value-type="string">
            <text:p>list all files DH2:AGS2 PAT=(+#?.run) LFORMAT="copy *"%P%M#?.iff*" *"DH99:ScreenshotsAGA/+/*" QUIET &gt;NIL: *ndelete *"%P%M#?.iff*" QUIET &gt;NIL:" &gt;&gt; T: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" &gt;&gt; T:CopyCommands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Failat 10&quot; &gt;&gt; T:CopyCommands" calcext:value-type="string">
            <text:p>Echo "Failat 10" &gt;&gt; T:CopyCommands</text:p>
          </table:table-cell>
        </table:table-row>
        <table:table-row table:style-name="ro1">
          <table:table-cell office:value-type="string" calcext:value-type="string">
            <text:p>rx GameSelector:AmendCopyScript.rexx T:CopyCommands T:FixCopyCommands</text:p>
          </table:table-cell>
          <table:table-cell table:number-columns-repeated="16"/>
          <table:table-cell table:formula="of:=CONCATENATE([.A83];[.B83];[.C83];[.D83];[.E83];[.F83];[.G83];[.H83];[.J83];[.K83];[.L83];[.P83])" office:value-type="string" office:string-value="rx GameSelector:AmendCopyScript.rexx T:CopyCommands T:FixCopyCommands" calcext:value-type="string">
            <text:p>rx GameSelector:AmendCopyScript.rexx T:CopyCommands T:FixCopyCommands</text:p>
          </table:table-cell>
        </table:table-row>
        <table:table-row table:style-name="ro1">
          <table:table-cell office:value-type="string" calcext:value-type="string">
            <text:p>execute </text:p>
          </table:table-cell>
          <table:table-cell office:value-type="string" calcext:value-type="string">
            <text:p>T:FixCopyCommands</text:p>
          </table:table-cell>
          <table:table-cell table:number-columns-repeated="15"/>
          <table:table-cell table:formula="of:=CONCATENATE([.A84];[.B84];[.C84];[.D84];[.E84];[.F84];[.G84];[.H84];[.J84];[.K84];[.L84];[.M84];[.N84];[.O84];[.P84])" office:value-type="string" office:string-value="execute T:FixCopyCommands" calcext:value-type="string">
            <text:p>execute T:FixCopyCommands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2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Failat 21&quot; &gt; T:CopyCommands2" calcext:value-type="string">
            <text:p>Echo "Failat 21" &gt; T:CopyCommands2</text:p>
          </table:table-cell>
        </table:table-row>
        <table:table-row table:style-name="ro1">
          <table:table-cell office:value-type="string" calcext:value-type="string">
            <text:p>copy DH2_0:AGS2/Images DH99:ImagesAGA ALL QUIET &gt;NIL: 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ete DH2_0:AGS2/Images ALL QUIET &gt;NIL: 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DH2:AGS2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_</text:p>
          </table:table-cell>
          <table:table-cell office:value-type="string" calcext:value-type="string">
            <text:p>.iff*" &gt;NIL:</text:p>
          </table:table-cell>
          <table:table-cell table:number-columns-repeated="10"/>
          <table:table-cell office:value-type="string" calcext:value-type="string">
            <text:p>" &gt;&gt; T:CopyCommands2</text:p>
          </table:table-cell>
          <table:table-cell/>
          <table:table-cell table:formula="of:=CONCATENATE([.A88];[.B88];[.C88];[.D88];[.E88];[.F88];[.G88];[.H88];[.J88];[.K88];[.L88];[.P88])" office:value-type="string" office:string-value="list all files &quot;DH2:AGS2/&quot; PAT=(#?.iff) LFORMAT=&quot;rename *&quot;%P%N*&quot; to *&quot;%P%m_AGA_.iff*&quot; &gt;NIL:&quot; &gt;&gt; T:CopyCommands2" calcext:value-type="string">
            <text:p>list all files "DH2:AGS2/" PAT=(#?.iff) LFORMAT="rename *"%P%N*" to *"%P%m_AGA_.iff*" &gt;NIL:" &gt;&gt; T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DH2:AGS2/</text:p>
          </table:table-cell>
          <table:table-cell office:value-type="string" calcext:value-type="string">
            <text:p>" PAT~=(#?_AGA_.iff) LFORMAT="delete *"%P%N*" &gt;NIL: QUIET</text:p>
          </table:table-cell>
          <table:table-cell table:number-columns-repeated="12"/>
          <table:table-cell office:value-type="string" calcext:value-type="string">
            <text:p>" &gt;&gt; T:CopyCommands2</text:p>
          </table:table-cell>
          <table:table-cell/>
          <table:table-cell table:formula="of:=CONCATENATE([.A89];[.B89];[.C89];[.D89];[.E89];[.F89];[.G89];[.H89];[.J89];[.K89];[.L89];[.P89])" office:value-type="string" office:string-value="list all files &quot;DH2:AGS2/&quot; PAT~=(#?_AGA_.iff) LFORMAT=&quot;delete *&quot;%P%N*&quot; &gt;NIL: QUIET&quot; &gt;&gt; T:CopyCommands2" calcext:value-type="string">
            <text:p>list all files "DH2:AGS2/" PAT~=(#?_AGA_.iff) LFORMAT="delete *"%P%N*" &gt;NIL: QUIET" &gt;&gt; T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" &gt; T:CopyCommands2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Failat 10&quot; &gt; T:CopyCommands2" calcext:value-type="string">
            <text:p>Echo "Failat 10" &gt; T:CopyCommands2</text:p>
          </table:table-cell>
        </table:table-row>
        <table:table-row table:style-name="ro1">
          <table:table-cell office:value-type="string" calcext:value-type="string">
            <text:p>execute </text:p>
          </table:table-cell>
          <table:table-cell office:value-type="string" calcext:value-type="string">
            <text:p>T:CopyCommands2</text:p>
          </table:table-cell>
          <table:table-cell table:number-columns-repeated="15"/>
          <table:table-cell table:formula="of:=CONCATENATE([.A91];[.B91];[.C91];[.D91];[.E91];[.F91];[.G91];[.H91];[.J91];[.K91];[.L91];[.M91];[.N91];[.O91];[.P91])" office:value-type="string" office:string-value="execute T:CopyCommands2" calcext:value-type="string">
            <text:p>execute T:CopyCommands2</text:p>
          </table:table-cell>
        </table:table-row>
        <table:table-row table:style-name="ro1"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table:formula="of:=CONCATENATE([.A92];[.B92];[.C92];[.D92];[.E92];[.F92];[.G92];[.H92];[.J92];[.K92];[.L92];[.M92];[.N92];[.O92];[.P92])" office:value-type="string" office:string-value="failat 10" calcext:value-type="string">
            <text:p>failat 1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copy DH2_0:AGS2/Themes DH99:ThemesAGA ALL QUIET &gt;NIL: 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lete DH2_0:AGS2/Themes ALL QUIET &gt;NIL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ist all files ram:#?.ags Pat=(#?.iff) Lformat "nrename FROM *"%P%N*" TO *"%p%m_AGA_.iff*"" &gt; RAM:RenameCommand 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st all files dh99:#?.ags Pat=~(#?.iff) Lformat="delete *"%p%n*" QUIET &gt;NIL:" &gt;Ram:DeleteComman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ist all files dh99:AGS2/Menu/ThemesAGA.agz Pat=(#?.run) Lformat="searchreplace FROM *"%p%n*" TO *"%p%n*" SEARCH AGS:Themes/ REPLACE AGS:ThemesAGA/ INPLACE" &gt;Ram:RenameAGAThem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st all files dh99:AGS2/Menu/Themes.ags Pat=(#?.run) Lformat="searchreplace FROM *"%p%n*" TO *"%p%n*" SEARCH AGS:Themes/ REPLACE AGS:ThemesAGARTG/ INPLACE" &gt;Ram:RenameAGAThemes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6.Workbench:&gt; list all files dh99:AGS2/ThemesAGARTG Pat=(#?.conf) Lformat="searchreplace FROM *"%p%n*" TO *"%p%n*" SEARCH AGS:Themes/ REPLACE AGS:ThemesAGARTG/ INPLACE" &gt; Ram:Themech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.Workbench:&gt; list all files dh99:AGS2/ThemesAGARTG Pat=(#?.conf) Lformat="searchreplace FROM *"%p%n*" TO *"%p%n*" SEARCH AGS:images/ REPLACE AGS:ImagesAGARTG/ INPLACE" &gt;&gt; Ram:Themech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.Workbench:&gt; list all files dh99:AGS2/ThemesAGA Pat=(#?.conf) Lformat="searchreplace FROM *"%p%n*" TO *"%p%n*" SEARCH AGS:Themes/ REPLACE AGS:ThemesAGA/ INPLACE" &gt;&gt; Ram:Themech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.Workbench:&gt; list all files dh99:AGS2/ThemesAGA Pat=(#?.conf) Lformat="searchreplace FROM *"%p%n*" TO *"%p%n*" SEARCH AGS:images/ REPLACE AGS:ImagesAGA/ INPLACE" &gt;&gt; Ram:Themechange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7:52:59.34512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29T21:26:02.504551500</dc:date>
    <meta:editing-duration>P1DT15H46M23S</meta:editing-duration>
    <meta:editing-cycles>37</meta:editing-cycles>
    <meta:generator>LibreOffice/25.2.7.2$Windows_X86_64 LibreOffice_project/5cbfd1ab6520636bb5f7b99185aa69bd7456825d</meta:generator>
    <meta:document-statistic meta:table-count="2" meta:cell-count="2510" meta:object-count="0"/>
  </office:meta>
</office:document-meta>
</file>